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6" style:family="graphic" style:parent-style-name="standard">
      <style:graphic-properties draw:stroke="none" draw:fill="none" fo:min-height="3.155cm"/>
      <style:paragraph-properties style:writing-mode="lr-tb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0pt" style:font-size-complex="20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font-name="Liberation Mono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3" style:family="paragraph"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6" style:family="paragraph">
      <style:paragraph-properties fo:text-align="center" style:writing-mode="lr-tb"/>
      <style:text-properties fo:font-size="18pt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8" style:family="paragraph">
      <style:paragraph-properties fo:text-align="center"/>
      <style:text-properties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57" style:family="paragraph">
      <style:paragraph-properties fo:margin-left="2cm" fo:margin-right="0cm" fo:margin-top="0cm" fo:margin-bottom="0cm" fo:line-height="100%" fo:text-indent="0cm"/>
    </style:style>
    <style:style style:name="P58" style:family="paragraph">
      <style:paragraph-properties fo:text-align="justify" style:writing-mode="lr-tb"/>
      <style:text-properties fo:color="#000066" loext:opacity="100%" fo:language="ru" fo:country="RU"/>
    </style:style>
    <style:style style:name="P5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0" style:family="paragraph">
      <style:paragraph-properties fo:text-align="justify"/>
    </style:style>
    <style:style style:name="P6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2" style:family="paragraph">
      <loext:graphic-properties draw:fill="solid" draw:fill-color="#007d9c"/>
      <style:paragraph-properties fo:text-align="center"/>
      <style:text-properties fo:language="ru" fo:country="RU"/>
    </style:style>
    <style:style style:name="P6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4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1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6699" loext:opacity="100%" style:font-name="Liberation Sans1" fo:font-size="16pt" fo:language="ru" fo:country="RU" fo:font-weight="bold" style:font-size-asian="16pt" style:font-weight-asian="normal" style:font-size-complex="16pt" style:font-weight-complex="normal"/>
    </style:style>
    <style:style style:name="T63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7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75" style:family="text">
      <style:text-properties fo:color="#006699" loext:opacity="100%" style:font-name="Liberation Sans1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6699" loext:opacity="100%" style:font-name="Liberation Sans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1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0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1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2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1" fo:font-size="12pt" fo:language="ru" fo:country="RU" style:font-size-asian="12pt" style:font-size-complex="12pt"/>
    </style:style>
    <style:style style:name="T110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1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12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3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7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18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6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7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5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8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9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41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2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3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54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5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6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7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7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5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86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89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90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91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3" style:family="text">
      <style:text-properties fo:color="#007d9c" loext:opacity="100%" fo:font-size="11pt" fo:language="ru" fo:country="RU" style:font-size-asian="11pt" style:font-size-complex="11pt"/>
    </style:style>
    <style:style style:name="T194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195" style:family="text">
      <style:text-properties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>краткий и логичный синтаксис: легко освоить и просто понимать в команде;</text:span></text:p>
              </text:list-item>
              <text:list-item>
                <text:p text:style-name="P18"><text:span text:style-name="T25">быстрый компилятор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от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, обеспечит независимое развитие сущностей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/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62">2025</text:span><text:span text:style-name="T10">.04.01</text:span><text:span text:style-name="T10"><text:tab/></text:span><text:span text:style-name="T10">go1.</text:span><text:span text:style-name="T61">24</text:span><text:span text:style-name="T10">.2: security &amp; bug fixes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:</text:span></text:p>
            <text:p text:style-name="P18"><text:span text:style-name="T65"><text:tab/></text:span><text:span text:style-name="T65">Alibaba, Amazon, AmericanExpress, Armut (</text:span><text:span text:style-name="T67">C#→Go</text:span><text:span text:style-name="T65">), BBC, bitly, Canonical, Capital One, CERN, Cloudflare, CockroachDB, Docker, DropBox</text:span><text:span text:style-name="T67"> (Python→Go)</text:span><text:span text:style-name="T65">, GitHub, Google, gov.uk, IBM, InfluxDB, Intel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18"><text:span text:style-name="T72"><text:tab/></text:span><text:span text:style-name="T73">Now: </text:span><text:span text:style-name="T74">#7</text:span><text:span text:style-name="T73"> (Apr 2025) ← #13 (Nov 2023)</text:span></text:p>
            <text:p text:style-name="P18"><text:span text:style-name="T72"><text:tab/></text:span><text:span text:style-name="T72">Highest Position (before): #7 (Apr 2024)</text:span></text:p>
            <text:p text:style-name="P18"><text:span text:style-name="T72"><text:tab/></text:span><text:span text:style-name="T72">Lowest Position: #122 (May 2015)</text:span></text:p>
            <text:p text:style-name="P18"><text:span text:style-name="T72"><text:tab/></text:span><text:span text:style-name="T72">Language of the Year: 2009, 2016</text:span></text:p>
            <text:p text:style-name="P18"><text:span text:style-name="T71"><text:a xlink:href="https://madnight.github.io/githut/#/pull_requests/2024/1" xlink:type="simple">GitHut 2.0 ▲</text:a></text:span><text:span text:style-name="T71"><text:s/></text:span><text:span text:style-name="T72"><text:a xlink:href="https://madnight.github.io/githut/#/stars/2024/1" xlink:type="simple">stars</text:a></text:span><text:span text:style-name="T72">: </text:span><text:span text:style-name="T71">#3</text:span><text:span text:style-name="T72"> </text:span><text:span text:style-name="T72"><text:a xlink:href="https://madnight.github.io/githut/#/pull_requests/2024/1" xlink:type="simple">pulls</text:a></text:span><text:span text:style-name="T72">: #3, </text:span><text:span text:style-name="T72"><text:a xlink:href="https://madnight.github.io/githut/#/pushes/2024/1" xlink:type="simple">pushes</text:a></text:span><text:span text:style-name="T72">: #7 (Q1 2024)</text:span></text:p>
            <text:p text:style-name="P1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1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1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1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18"><text:span text:style-name="T71"><text:a xlink:href="https://pypl.github.io/PYPL.html" xlink:type="simple">PYPL ▲</text:a></text:span><text:span text:style-name="T72">: </text:span><text:span text:style-name="T71">#12</text:span><text:span text:style-name="T73"> (A[r 2025)</text:span></text:p>
            <text:p text:style-name="P1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1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1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25"><text:span text:style-name="T75"/></text:p>
            <text:p text:style-name="P25"><text:span text:style-name="T76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4" draw:text-style-name="P29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С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2"/></text:p>
            <text:p text:style-name="P18"><text:span text:style-name="T77">Установка</text:span><text:span text:style-name="T78"> (описание </text:span><text:span text:style-name="T83">https://golang.org/doc/install</text:span><text:span text:style-name="T82">):</text:span></text:p>
            <text:p text:style-name="P18"><text:span text:style-name="T84"><text:tab/></text:span><text:span text:style-name="T84"><text:tab/></text:span><text:span text:style-name="T81">sudo apt-get install golang</text:span></text:p>
            <text:p text:style-name="P18"><text:span text:style-name="T85"/></text:p>
            <text:p text:style-name="P18"><text:span text:style-name="T82">The Go </text:span><text:span text:style-name="T85">Playground</text:span><text:span text:style-name="T82"> ~ интерактивное выполнение программ в браузере:</text:span></text:p>
            <text:p text:style-name="P18"><text:span text:style-name="T86"><text:tab/></text:span><text:span text:style-name="T86"><text:tab/></text:span><text:span text:style-name="T87">https://</text:span><text:span text:style-name="T88">go.dev/play</text:span><text:span text:style-name="T89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0">с приветом</text:span></text:p>
          </draw:text-box>
        </draw:frame>
        <draw:frame draw:style-name="gr25" draw:text-style-name="P30" draw:layer="layout" svg:width="26.8cm" svg:height="8.682cm" svg:x="0.6cm" svg:y="2.1cm">
          <draw:text-box>
            <text:p text:style-name="P13"><text:span text:style-name="T91">package main <text:s text:c="20"/>// все программы принадлежат к своему пакету</text:span></text:p>
            <text:p text:style-name="P13"><text:span text:style-name="T92">import ( <text:s text:c="24"/></text:span><text:span text:style-name="T91">// подключить...</text:span></text:p>
            <text:p text:style-name="P13"><text:span text:style-name="T91"><text:s text:c="2"/></text:span><text:span text:style-name="T91">"fmt" <text:s text:c="25"/>// ... пакет форматированного вывода</text:span></text:p>
            <text:p text:style-name="P13"><text:span text:style-name="T92"><text:s text:c="2"/></text:span><text:span text:style-name="T91">"os" <text:s text:c="26"/>// ... и взаимодействия с OS</text:span></text:p>
            <text:p text:style-name="P13"><text:span text:style-name="T91">)</text:span></text:p>
            <text:p text:style-name="P13"><text:span text:style-name="T92">const world = "</text:span><text:span text:style-name="T92">世界</text:span><text:span text:style-name="T92">" <text:s text:c="12"/></text:span><text:span text:style-name="T91">// UTF-8 для исходного кода и литералов</text:span></text:p>
            <text:p text:style-name="P13"><text:span text:style-name="T93"/></text:p>
            <text:p text:style-name="P13"><text:span text:style-name="T91">func main() { <text:s text:c="19"/>// с main() начинается выполнение программы</text:span></text:p>
            <text:p text:style-name="P13"><text:span text:style-name="T92"><text:s text:c="2"/></text:span><text:span text:style-name="T92">var s string = world <text:s text:c="10"/>// var </text:span><text:span text:style-name="T94">переменная тип = значение</text:span></text:p>
            <text:p text:style-name="P13"><text:span text:style-name="T92"><text:s text:c="33"/></text:span><text:span text:style-name="T92">// len() - встроенная функция определения размера </text:span></text:p>
            <text:p text:style-name="P13"><text:span text:style-name="T92"><text:s text:c="2"/></text:span><text:span text:style-name="T92">if len(os.Args) &gt; 1 { <text:s text:c="9"/>// в os.Args[0] – имя программы</text:span></text:p>
            <text:p text:style-name="P13"><text:span text:style-name="T92"><text:s text:c="4"/></text:span><text:span text:style-name="T92">s = os.Args[1] <text:s text:c="14"/>// имена с заглавной буквы экспортируются</text:span></text:p>
            <text:p text:style-name="P13"><text:span text:style-name="T92"><text:s text:c="2"/></text:span><text:span text:style-name="T92">}</text:span></text:p>
            <text:p text:style-name="P13"><text:span text:style-name="T91"><text:s text:c="2"/></text:span><text:span text:style-name="T91">fmt.Printf("Привет, %s!\n", s) // вызов функции из импортированного пакета</text:span></text:p>
            <text:p text:style-name="P13"><text:span text:style-name="T91">} <text:s text:c="30"/></text:span></text:p>
          </draw:text-box>
        </draw:frame>
        <draw:frame draw:style-name="gr26" draw:text-style-name="P31" draw:layer="layout" svg:width="26.4cm" svg:height="4.418cm" svg:x="0.8cm" svg:y="10.782cm">
          <draw:text-box>
            <text:p><text:span text:style-name="T95">$ go run helloWorld.go</text:span></text:p>
            <text:p><text:span text:style-name="T95">Привет, </text:span><text:span text:style-name="T95">世界</text:span><text:span text:style-name="T95">!</text:span></text:p>
            <text:p text:style-name="P13"><text:span text:style-name="T95">$ go build helloWorld.go</text:span></text:p>
            <text:p text:style-name="P13"><text:span text:style-name="T96">$ ./helloWorld</text:span><text:span text:style-name="T95"> мир</text:span></text:p>
            <text:p text:style-name="P13"><text:span text:style-name="T95">Привет, мир!</text:span></text:p>
            <text:p text:style-name="P13"><text:span text:style-name="T96">$ </text:span><text:span text:style-name="T97">GOOS=windows GOARCH=amd64</text:span><text:span text:style-name="T96"> </text:span><text:span text:style-name="T95">go build helloWorld.go</text:span></text:p>
            <text:p text:style-name="P13"><text:span text:style-name="T96">$ ls </text:span><text:span text:style-name="T95">helloWorld*</text:span></text:p>
            <text:p text:style-name="P13"><text:span text:style-name="T98">helloWorld helloWorld.exe</text:span><text:span text:style-name="T96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кросс-компиляции</text:span></text:p>
          </draw:text-box>
        </draw:frame>
        <draw:frame draw:style-name="gr27" draw:text-style-name="P30" draw:layer="layout" svg:width="26.8cm" svg:height="8.682cm" svg:x="0.6cm" svg:y="2.1cm">
          <draw:text-box>
            <text:p text:style-name="P13"><text:span text:style-name="T91"/></text:p>
            <text:p text:style-name="P13"><text:span text:style-name="T99">env </text:span><text:span text:style-name="T100">GOOS</text:span><text:span text:style-name="T99">=</text:span><text:span text:style-name="T101">target-OS</text:span><text:span text:style-name="T99"> </text:span><text:span text:style-name="T100">GOARCH</text:span><text:span text:style-name="T99">=</text:span><text:span text:style-name="T101">target-architecture</text:span><text:span text:style-name="T99"> </text:span><text:span text:style-name="T100">go</text:span><text:span text:style-name="T99"> </text:span><text:span text:style-name="T100">build</text:span><text:span text:style-name="T99"> </text:span><text:span text:style-name="T101">package-import-pat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web-server</text:span></text:p>
          </draw:text-box>
        </draw:frame>
        <draw:frame draw:style-name="gr28" draw:text-style-name="P33" draw:layer="layout" svg:width="26.8cm" svg:height="12.974cm" svg:x="0.6cm" svg:y="2.1cm">
          <draw:text-box>
            <text:p text:style-name="P32"><text:span text:style-name="T99">package main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на основе примера, который привёл Rob Pike</text:span></text:p>
            <text:p text:style-name="P13"><text:span text:style-name="T99"/></text:p>
            <text:p text:style-name="P13"><text:span text:style-name="T99">import (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импортировать пакеты:</text:span></text:p>
            <text:p text:style-name="P13"><text:span text:style-name="T99"><text:tab/></text:span><text:span text:style-name="T99">"fmt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форматированная печать</text:span></text:p>
            <text:p text:style-name="P13"><text:span text:style-name="T99"><text:tab/></text:span><text:span text:style-name="T99">"log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протоколирование</text:span></text:p>
            <text:p text:style-name="P13"><text:span text:style-name="T99"><text:tab/></text:span><text:span text:style-name="T99">"net/http" 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сетевая магия – в этом пакете</text:span></text:p>
            <text:p text:style-name="P13"><text:span text:style-name="T99">)</text:span></text:p>
            <text:p text:style-name="P13"><text:span text:style-name="T99"/></text:p>
            <text:p text:style-name="P13"><text:span text:style-name="T99"><text:s text:c="23"/></text:span><text:span text:style-name="T99">// во всех идентификаторах можно использовать символы UTF-8</text:span></text:p>
            <text:p text:style-name="P13"><text:span text:style-name="T99">func </text:span><text:span text:style-name="T102">こんにちは</text:span><text:span text:style-name="T102">Мир</text:span><text:span text:style-name="T99">(w http.</text:span><text:span text:style-name="T100">ResponseWriter</text:span><text:span text:style-name="T99">, req *http.</text:span><text:span text:style-name="T100">Request</text:span><text:span text:style-name="T99">) {</text:span></text:p>
            <text:p text:style-name="P13"><text:span text:style-name="T99"><text:tab/></text:span><text:span text:style-name="T99">fmt.Fprintf(w, "Привет, мир!!!\n") <text:s text:c="11"/>// вывод ответа прямо в сеть 8-)</text:span></text:p>
            <text:p text:style-name="P13"><text:span text:style-name="T99">}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2"/>// точнее: в любой Writer</text:span></text:p>
            <text:p text:style-name="P13"><text:span text:style-name="T99"/></text:p>
            <text:p text:style-name="P13"><text:span text:style-name="T99">func main() { <text:s text:c="49"/></text:span></text:p>
            <text:p text:style-name="P13"><text:span text:style-name="T99"><text:tab/></text:span><text:span text:style-name="T99">http.HandleFunc("/", </text:span><text:span text:style-name="T102">こんにちは</text:span><text:span text:style-name="T102">Мир</text:span><text:span text:style-name="T99">) <text:s text:c="11"/>// подключить функцию-обработчик</text:span></text:p>
            <text:p text:style-name="P13"><text:span text:style-name="T99"><text:s text:c="4"/></text:span><text:span text:style-name="T99">// слушать порт на хосте</text:span></text:p>
            <text:p text:style-name="P13"><text:span text:style-name="T99"><text:tab/></text:span><text:span text:style-name="T99">log.Fatal(http.ListenAndServe("localhost:12345", nil))</text:span></text:p>
            <text:p text:style-name="P13"><text:span text:style-name="T99"><text:tab/></text:span><text:span text:style-name="T99">// обработать ошибку и// записать в протокол</text:span></text:p>
            <text:p text:style-name="P13"><text:span text:style-name="T103">} <text:s text:c="56"/></text:span><text:span text:style-name="T99">// бесконечный цикл</text:span></text:p>
            <text:p text:style-name="P13"><text:span text:style-name="T103">// аргумент nil означает, что надо использовать </text:span><text:span text:style-name="T99">HandleFunc</text:span></text:p>
            <text:p text:style-name="P13"><text:span text:style-name="T99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кириллица</text:span></text:p>
          </draw:text-box>
        </draw:frame>
        <draw:frame draw:style-name="gr29" draw:text-style-name="P34" draw:layer="layout" svg:width="26.8cm" svg:height="12.974cm" svg:x="0.6cm" svg:y="2.1cm">
          <draw:text-box>
            <text:p text:style-name="P32"><text:span text:style-name="T99">package main</text:span></text:p>
            <text:p text:style-name="P32"><text:span text:style-name="T99">import (</text:span></text:p>
            <text:p text:style-name="P32"><text:span text:style-name="T99"><text:tab/></text:span><text:span text:style-name="T99">"fmt"</text:span></text:p>
            <text:p text:style-name="P32"><text:span text:style-name="T99"><text:tab/></text:span><text:span text:style-name="T99">"time"</text:span></text:p>
            <text:p text:style-name="P32"><text:span text:style-name="T99">)</text:span></text:p>
            <text:p text:style-name="P32"><text:span text:style-name="T99">const </text:span><text:span text:style-name="T102">Вопрос</text:span><text:span text:style-name="T99"> = "Главный вопрос жизни, вселенной и вообще"</text:span></text:p>
            <text:p text:style-name="P32"><text:span text:style-name="T99">const </text:span><text:span text:style-name="T102">Ответ</text:span><text:span text:style-name="T99"> = 42</text:span></text:p>
            <text:p text:style-name="P32"><text:span text:style-name="T99"/></text:p>
            <text:p text:style-name="P32"><text:span text:style-name="T99">func </text:span><text:span text:style-name="T102">Мыслитель</text:span><text:span text:style-name="T99">(</text:span><text:span text:style-name="T102">вопрос</text:span><text:span text:style-name="T99"> string) int {</text:span></text:p>
            <text:p text:style-name="P32"><text:span text:style-name="T99"><text:tab/></text:span><text:span text:style-name="T99">return </text:span><text:span text:style-name="T102">Ответ</text:span></text:p>
            <text:p text:style-name="P32"><text:span text:style-name="T99">}</text:span></text:p>
            <text:p text:style-name="P32"><text:span text:style-name="T99"/></text:p>
            <text:p text:style-name="P32"><text:span text:style-name="T99">func main() {</text:span></text:p>
            <text:p text:style-name="P32"><text:span text:style-name="T99"><text:tab/></text:span><text:span text:style-name="T99">var </text:span><text:span text:style-name="T102">время_работы</text:span><text:span text:style-name="T99"> = 7_500_000</text:span></text:p>
            <text:p text:style-name="P32"><text:span text:style-name="T99"><text:tab/></text:span><text:span text:style-name="T102">окончание</text:span><text:span text:style-name="T99"> := time.Now()</text:span></text:p>
            <text:p text:style-name="P32"><text:span text:style-name="T103"><text:tab/></text:span><text:span text:style-name="T104">начало </text:span><text:span text:style-name="T103"><text:s/>:= окончание.AddDate(-</text:span><text:span text:style-name="T104">время_работы</text:span><text:span text:style-name="T103">, 0, 0) // + (годы, месяцы, </text:span><text:span text:style-name="T99">дни)</text:span></text:p>
            <text:p text:style-name="P32"><text:span text:style-name="T103"><text:tab/></text:span><text:span text:style-name="T102">ответ</text:span><text:span text:style-name="T99"> := </text:span><text:span text:style-name="T102">Мыслитель</text:span><text:span text:style-name="T99">(</text:span><text:span text:style-name="T102">Вопрос</text:span><text:span text:style-name="T99">)</text:span></text:p>
            <text:p text:style-name="P32"><text:span text:style-name="T99"><text:tab/></text:span><text:span text:style-name="T99">fmt.Printf(</text:span></text:p>
            <text:p text:style-name="P32"><text:span text:style-name="T99"><text:tab/></text:span><text:span text:style-name="T99"><text:tab/></text:span><text:span text:style-name="T99">"Начав в %v и проработав %v лет, Мыслитель в %v дал ответ: '%v'.\n", </text:span></text:p>
            <text:p text:style-name="P32"><text:span text:style-name="T99"><text:tab/></text:span><text:span text:style-name="T99"> <text:s text:c="3"/></text:span><text:span text:style-name="T102">начало</text:span><text:span text:style-name="T99">, </text:span><text:span text:style-name="T102">время_работы</text:span><text:span text:style-name="T99">, </text:span><text:span text:style-name="T102">окончание</text:span><text:span text:style-name="T99">, </text:span><text:span text:style-name="T102">ответ</text:span><text:span text:style-name="T99">)</text:span></text:p>
            <text:p text:style-name="P32"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0" draw:text-style-name="P35" draw:layer="layout" svg:width="26.4cm" svg:height="12.996cm" svg:x="0.8cm" svg:y="2.1cm">
          <draw:text-box>
            <text:p><text:span text:style-name="T105">$ echo $GOROOT</text:span></text:p>
            <text:p><text:span text:style-name="T105">/usr/local/go</text:span></text:p>
            <text:p><text:span text:style-name="T105"/></text:p>
            <text:p><text:span text:style-name="T105">$ echo $GOPATH</text:span></text:p>
            <text:p><text:span text:style-name="T105">~/go</text:span></text:p>
            <text:p><text:span text:style-name="T105">$ cd $GOPATH/src</text:span></text:p>
            <text:p text:style-name="P13"><text:span text:style-name="T105"/></text:p>
            <text:p><text:span text:style-name="T105">$ mkdir sample &amp;&amp; mkdir sample/module</text:span></text:p>
            <text:p><text:span text:style-name="T105">$ cd sample/module</text:span></text:p>
            <text:p text:style-name="P13"><text:span text:style-name="T106"># Create </text:span><text:span text:style-name="T107">module.go</text:span><text:span text:style-name="T106"> in Go in your favourite source code editor. </text:span></text:p>
            <text:p text:style-name="P13"><text:span text:style-name="T107"/></text:p>
            <text:p text:style-name="P13"><text:span text:style-name="T107">$ cd $GOPATH/src/sample</text:span></text:p>
            <text:p text:style-name="P13"><text:span text:style-name="T106"># Create </text:span><text:span text:style-name="T107">main.go</text:span><text:span text:style-name="T106"> with </text:span><text:span text:style-name="T107">import ( "sample/module"</text:span><text:span text:style-name="T106"> )</text:span></text:p>
            <text:p text:style-name="P13"><text:span text:style-name="T107"/></text:p>
            <text:p text:style-name="P13"><text:span text:style-name="T107">$ go mod init sample</text:span></text:p>
            <text:p text:style-name="P13"><text:span text:style-name="T107">$ go mod edit -replace sample/module=./module</text:span></text:p>
            <text:p text:style-name="P13"><text:span text:style-name="T107"/></text:p>
            <text:p text:style-name="P13"><text:span text:style-name="T105">$ go run main.go</text:span></text:p>
            <text:p text:style-name="P13"><text:span text:style-name="T105"/></text:p>
            <text:p text:style-name="P13"><text:span text:style-name="T105">$ go build main.go</text:span></text:p>
            <text:p text:style-name="P13"><text:span text:style-name="T107">$ ./main</text:span></text:p>
            <text:p text:style-name="P13"><text:span text:style-name="T105"/></text:p>
          </draw:text-box>
        </draw:frame>
        <draw:frame draw:style-name="gr31" draw:text-style-name="P36" draw:layer="layout" svg:width="7.4cm" svg:height="3.095cm" svg:x="19.4cm" svg:y="11.505cm">
          <draw:text-box>
            <text:p><text:span text:style-name="T108">mod.go</text:span></text:p>
            <text:p><text:span text:style-name="T109"/></text:p>
            <text:p><text:span text:style-name="T109">module sample</text:span></text:p>
            <text:p><text:span text:style-name="T109">go 1.23.2</text:span></text:p>
            <text:p><text:span text:style-name="T109">replace sample/module =&gt; ./module</text:span></text:p>
            <text:p><text:span text:style-name="T10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Особенности</text:span></text:p>
          </draw:text-box>
        </draw:frame>
        <draw:frame draw:style-name="gr32" draw:text-style-name="P38" draw:layer="layout" svg:width="26.8cm" svg:height="13.103cm" svg:x="0.6cm" svg:y="2.1cm">
          <draw:text-box>
            <text:p text:style-name="P13"><text:span text:style-name="T111">Простой синтаксис. Минимум синтаксических конструкций.</text:span></text:p>
            <text:p text:style-name="P13"><text:span text:style-name="T111">Каждое утверждение (statement) начинается с ключевого слова.</text:span></text:p>
            <text:p text:style-name="P13"><text:span text:style-name="T111"/></text:p>
            <text:p text:style-name="P13"><text:span text:style-name="T111">В языке нет исключений (exceptions). Ошибки – это тип данных error.</text:span></text:p>
            <text:p text:style-name="P13"><text:span text:style-name="T111">Нет классов, но в </text:span><text:span text:style-name="T112">struct</text:span><text:span text:style-name="T111"> можно описывать поля, и для всех типов данных можно определять методы.</text:span></text:p>
            <text:p text:style-name="P13"><text:span text:style-name="T111">Есть интерфейсы (абстрактные наборы действий), и типы могут неявно удовлетворять этим интерфейсам.</text:span></text:p>
            <text:p text:style-name="P13"><text:span text:style-name="T111"/></text:p>
            <text:p text:style-name="P13"><text:span text:style-name="T113">;</text:span><text:span text:style-name="T111"> служит переводом строки (line feed).</text:span></text:p>
            <text:p text:style-name="P13"><text:span text:style-name="T113">,</text:span><text:span text:style-name="T111"> запятая иногда обязательна в конце строки!</text:span></text:p>
            <text:p text:style-name="P13"><text:span text:style-name="T114">_</text:span><text:span text:style-name="T115"> “пустая переменная</text:span><text:span text:style-name="T111">“ (blank identifier) для игнорирования значения.</text:span></text:p>
            <text:p text:style-name="P13"><text:span text:style-name="T116">:=</text:span><text:span text:style-name="T111"> простое объявление (with inferred type) и инициализация переменной.</text:span></text:p>
            <text:p text:style-name="P13"><text:span text:style-name="T111">Все объявленные переменные получают начальное zero value <text:s/>(</text:span><text:span text:style-name="T112">0</text:span><text:span text:style-name="T111">, </text:span><text:span text:style-name="T112">false</text:span><text:span text:style-name="T111">, </text:span><text:span text:style-name="T112">""</text:span><text:span text:style-name="T111">, </text:span><text:span text:style-name="T112">nil</text:span><text:span text:style-name="T111"> for interfaces and reference types).</text:span></text:p>
            <text:p text:style-name="P13"><text:span text:style-name="T111"/></text:p>
            <text:p text:style-name="P13"><text:span text:style-name="T111">Имена с заглавной буквы (Capitalized) экспортируются (видны вне пакета).</text:span></text:p>
            <text:p text:style-name="P13"><text:span text:style-name="T111">Все имена с маленькой буквы видны во всех файлах внутри пакета.</text:span></text:p>
            <text:p text:style-name="P13"><text:span text:style-name="T111"/></text:p>
            <text:p text:style-name="P13"><text:span text:style-name="T111">Функции: multiple return values, named return values, bare return, variadic functions (с переменным списком параметров).</text:span></text:p>
            <text:p text:style-name="P13"><text:span text:style-name="T113">func init() { }</text:span><text:span text:style-name="T111"> // инициализирующие функции в файлах пакета.</text:span></text:p>
            <text:p text:style-name="P13"><text:span text:style-name="T113">defer</text:span><text:span text:style-name="T111"> ~ отложенное исполнение функции: появилось в Go.</text:span></text:p>
            <text:p text:style-name="P13"><text:span text:style-name="T111"/></text:p>
            <text:p text:style-name="P13"><text:span text:style-name="T111">Безтиповые константы (untyped constants).</text:span></text:p>
            <text:p text:style-name="P13"><text:span text:style-name="T113">rune</text:span><text:span text:style-name="T111"> // тип данных для ”символа” (code point) в кодировке UTF-8.</text:span></text:p>
            <text:p text:style-name="P13"><text:span text:style-name="T113">iota</text:span><text:span text:style-name="T111"> // перечисление (enumerator) именованных целых значений.</text:span></text:p>
            <text:p text:style-name="P13"><text:span text:style-name="T111"/></text:p>
            <text:p text:style-name="P13"><text:span text:style-name="T111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3" draw:text-style-name="P39" draw:layer="layout" svg:width="11.6cm" svg:height="13.157cm" svg:x="0.6cm" svg:y="2.1cm">
          <draw:text-box>
            <text:p text:style-name="P13"><text:span text:style-name="T117">()</text:span><text:span text:style-name="T118"> список: импортов, констант, параметров,</text:span></text:p>
            <text:p text:style-name="P13"><text:span text:style-name="T118"><text:s text:c="3"/></text:span><text:span text:style-name="T118">возвращаемых значений, ...</text:span></text:p>
            <text:p text:style-name="P13"><text:span text:style-name="T118"/></text:p>
            <text:p text:style-name="P13"><text:span text:style-name="T117">[]</text:span><text:span text:style-name="T118"> размер массива, показатель среза</text:span></text:p>
            <text:p text:style-name="P13"><text:span text:style-name="T118"><text:s text:c="3"/></text:span><text:span text:style-name="T118">элемент массива, среза, словаря</text:span></text:p>
            <text:p text:style-name="P13"><text:span text:style-name="T118"/></text:p>
            <text:p text:style-name="P13"><text:span text:style-name="T117">{}</text:span><text:span text:style-name="T118"> блок определения</text:span></text:p>
            <text:p text:style-name="P13"><text:span text:style-name="T117">{}</text:span><text:span text:style-name="T118"> блок начальных значений</text:span></text:p>
            <text:p text:style-name="P13"><text:span text:style-name="T117">{}</text:span><text:span text:style-name="T118"> блок кода</text:span></text:p>
            <text:p text:style-name="P13"><text:span text:style-name="T118"/></text:p>
            <text:p text:style-name="P13"><text:span text:style-name="T117">:</text:span><text:span text:style-name="T118"> отделяет индекс или ключ от значения</text:span></text:p>
            <text:p text:style-name="P13"><text:span text:style-name="T118"/></text:p>
            <text:p text:style-name="P13"><text:span text:style-name="T117">:</text:span><text:span text:style-name="T118"> ставится после метки</text:span></text:p>
            <text:p text:style-name="P13"><text:span text:style-name="T117"/></text:p>
            <text:p text:style-name="P13"><text:span text:style-name="T117">...</text:span><text:span text:style-name="T118"> размер массива вычисляется по значениям</text:span></text:p>
            <text:p text:style-name="P13"><text:span text:style-name="T117">...</text:span><text:span text:style-name="T118"> список параметров переменной длины</text:span></text:p>
            <text:p text:style-name="P13"><text:span text:style-name="T117">...</text:span><text:span text:style-name="T118"> список аргументов переменной длины</text:span></text:p>
            <text:p text:style-name="P13"><text:span text:style-name="T117"/></text:p>
            <text:p text:style-name="P13"><text:span text:style-name="T117">;</text:span><text:span text:style-name="T118"> перевод строки (разделитель утверждений)</text:span></text:p>
            <text:p text:style-name="P13"><text:span text:style-name="T118"/></text:p>
            <text:p text:style-name="P13"><text:span text:style-name="T117">:=</text:span><text:span text:style-name="T118"> объявление и присваивание</text:span></text:p>
            <text:p text:style-name="P13"><text:span text:style-name="T118"/></text:p>
            <text:p text:style-name="P13"><text:span text:style-name="T117">,</text:span><text:span text:style-name="T118"> разделитель в списке</text:span></text:p>
            <text:p text:style-name="P13"><text:span text:style-name="T118"/></text:p>
            <text:p text:style-name="P13"><text:span text:style-name="T117">.</text:span><text:span text:style-name="T118"> разделитель объекта и метода</text:span></text:p>
            <text:p text:style-name="P13"><text:span text:style-name="T118"/></text:p>
            <text:p text:style-name="P13"><text:span text:style-name="T119">&lt;- </text:span><text:span text:style-name="T118">, </text:span><text:span text:style-name="T117">-&gt;</text:span><text:span text:style-name="T118"> запись и чтение из канала</text:span></text:p>
            <text:p text:style-name="P13"><text:span text:style-name="T118"/></text:p>
          </draw:text-box>
        </draw:frame>
        <draw:frame draw:style-name="gr34" draw:text-style-name="P39" draw:layer="layout" svg:width="15.4cm" svg:height="13.157cm" svg:x="12.2cm" svg:y="2.1cm">
          <draw:text-box>
            <text:p text:style-name="P40"><text:span text:style-name="T120">import </text:span><text:span text:style-name="T121">(</text:span><text:span text:style-name="T120"> </text:span><text:span text:style-name="T122">"</text:span><text:span text:style-name="T123">fmt</text:span><text:span text:style-name="T122">"</text:span><text:span text:style-name="T123"> </text:span><text:span text:style-name="T124">)</text:span><text:span text:style-name="T123">; const </text:span><text:span text:style-name="T124">(</text:span><text:span text:style-name="T123"> answer = 42 </text:span><text:span text:style-name="T124">)</text:span><text:span text:style-name="T123">; var </text:span><text:span text:style-name="T124">(</text:span><text:span text:style-name="T123"> five = 42 </text:span><text:span text:style-name="T124">)</text:span></text:p>
            <text:p text:style-name="P40"><text:span text:style-name="T118">func f</text:span><text:span text:style-name="T125">(</text:span><text:span text:style-name="T118">x float64</text:span><text:span text:style-name="T125">)</text:span><text:span text:style-name="T118"> float64 { return 0.0 } </text:span></text:p>
            <text:p text:style-name="P40"><text:span text:style-name="T118"/></text:p>
            <text:p text:style-name="P40"><text:span text:style-name="T123">array </text:span><text:span text:style-name="T124">[</text:span><text:span text:style-name="T123">4</text:span><text:span text:style-name="T124">]</text:span><text:span text:style-name="T123">int;</text:span><text:span text:style-name="T123"><text:tab/></text:span><text:span text:style-name="T118">slice </text:span><text:span text:style-name="T125">[]</text:span><text:span text:style-name="T118">string </text:span></text:p>
            <text:p text:style-name="P40"><text:span text:style-name="T123">array</text:span><text:span text:style-name="T124">[</text:span><text:span text:style-name="T123">i</text:span><text:span text:style-name="T124">]</text:span><text:span text:style-name="T123">;</text:span><text:span text:style-name="T123"><text:tab/></text:span><text:span text:style-name="T123"><text:tab/></text:span><text:span text:style-name="T123">slice</text:span><text:span text:style-name="T124">[</text:span><text:span text:style-name="T123">i</text:span><text:span text:style-name="T124">]</text:span><text:span text:style-name="T123">;</text:span><text:span text:style-name="T123"><text:tab/></text:span><text:span text:style-name="T123"><text:tab/></text:span><text:span text:style-name="T123"><text:tab/></text:span><text:span text:style-name="T123">map</text:span><text:span text:style-name="T124">[</text:span><text:span text:style-name="T123">key</text:span><text:span text:style-name="T124">]</text:span></text:p>
            <text:p text:style-name="P40"><text:span text:style-name="T118"/></text:p>
            <text:p text:style-name="P40"><text:span text:style-name="T118">type struct Point </text:span><text:span text:style-name="T125">{</text:span><text:span text:style-name="T118"> x, y int32 </text:span><text:span text:style-name="T125">}</text:span></text:p>
            <text:p text:style-name="P40"><text:span text:style-name="T118">ipAddress = [4]int</text:span><text:span text:style-name="T125">{</text:span><text:span text:style-name="T118">127, 0, 0, 1</text:span><text:span text:style-name="T125">}</text:span></text:p>
            <text:p text:style-name="P40"><text:span text:style-name="T118">func answer() int </text:span><text:span text:style-name="T125">{</text:span><text:span text:style-name="T118"> return 42 </text:span><text:span text:style-name="T125">}</text:span><text:span text:style-name="T118"> </text:span></text:p>
            <text:p text:style-name="P40"><text:span text:style-name="T118"/></text:p>
            <text:p text:style-name="P40"><text:span text:style-name="T118">gender := [2]string{ 0</text:span><text:span text:style-name="T125">:</text:span><text:span text:style-name="T118">"Female", 1</text:span><text:span text:style-name="T125">:</text:span><text:span text:style-name="T118">"Male" }</text:span></text:p>
            <text:p text:style-name="P40"><text:span text:style-name="T118">language := map[string]int { "Go"</text:span><text:span text:style-name="T125">:</text:span><text:span text:style-name="T118"> 2007 }</text:span></text:p>
            <text:p text:style-name="P40"><text:span text:style-name="T118">label</text:span><text:span text:style-name="T125">:</text:span></text:p>
            <text:p text:style-name="P40"><text:span text:style-name="T118"/></text:p>
            <text:p text:style-name="P40"><text:span text:style-name="T118">shadrinsk := [</text:span><text:span text:style-name="T125">...</text:span><text:span text:style-name="T118">] float32 { 56.05, 63.38 }</text:span></text:p>
            <text:p text:style-name="P40"><text:span text:style-name="T118">func sum(numbers </text:span><text:span text:style-name="T125">...</text:span><text:span text:style-name="T118">int) (sum int) { /* range numbers */ }</text:span></text:p>
            <text:p text:style-name="P40"><text:span text:style-name="T118">integers := []int{1,2,3,4,5}; sum(integers</text:span><text:span text:style-name="T125">...</text:span><text:span text:style-name="T118">)</text:span></text:p>
            <text:p text:style-name="P40"><text:span text:style-name="T118"/></text:p>
            <text:p text:style-name="P40"><text:span text:style-name="T123">version := 1.0</text:span><text:span text:style-name="T126">;</text:span><text:span text:style-name="T127"> released := 2012</text:span></text:p>
            <text:p text:style-name="P40"><text:span text:style-name="T127"/></text:p>
            <text:p text:style-name="P40"><text:span text:style-name="T122">site </text:span><text:span text:style-name="T128">:=</text:span><text:span text:style-name="T122"> "</text:span><text:span text:style-name="T123"><text:a xlink:href="https://go.dev/" xlink:type="simple">https://go.dev/</text:a></text:span><text:span text:style-name="T127">"</text:span></text:p>
            <text:p text:style-name="P40"><text:span text:style-name="T127"/></text:p>
            <text:p text:style-name="P40"><text:span text:style-name="T127">place = findLocation(latitude</text:span><text:span text:style-name="T126">,</text:span><text:span text:style-name="T127"> longitude)</text:span></text:p>
            <text:p text:style-name="P40"><text:span text:style-name="T127"/></text:p>
            <text:p text:style-name="P40"><text:span text:style-name="T127">result = object</text:span><text:span text:style-name="T126">.</text:span><text:span text:style-name="T127">method()</text:span></text:p>
            <text:p text:style-name="P40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5" draw:text-style-name="P41" draw:layer="layout" svg:width="13.4cm" svg:height="13.1cm" svg:x="0.6cm" svg:y="2.1cm">
          <draw:text-box>
            <text:p text:style-name="P13"><text:span text:style-name="T129">if</text:span><text:span text:style-name="T130"> </text:span><text:span text:style-name="T131">условие</text:span><text:span text:style-name="T103"> </text:span><text:span text:style-name="T100">{</text:span><text:span text:style-name="T99"> 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 </text:span><text:span text:style-name="T133">else </text:span><text:span text:style-name="T100">{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1">выражение</text:span><text:span text:style-name="T99"> </text:span><text:span text:style-name="T100">{</text:span></text:p>
            <text:p text:style-name="P13"><text:span text:style-name="T133"><text:tab/></text:span><text:span text:style-name="T133">case</text:span><text:span text:style-name="T103"> </text:span><text:span text:style-name="T131">значение-1</text:span><text:span text:style-name="T103">, </text:span><text:span text:style-name="T101">значение-2</text:span><text:span text:style-name="T100">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34">код</text:span></text:p>
            <text:p text:style-name="P13"><text:span text:style-name="T134"><text:tab/></text:span><text:span text:style-name="T134"><text:tab/></text:span><text:span text:style-name="T135">fallthrough</text:span></text:p>
            <text:p text:style-name="P13"><text:span text:style-name="T133"><text:tab/></text:span><text:span text:style-name="T133">case</text:span><text:span text:style-name="T103"> </text:span><text:span text:style-name="T101">значение-N</text:span><text:span text:style-name="T100">:</text:span></text:p>
            <text:p text:style-name="P13"><text:span text:style-name="T131"><text:tab/></text:span><text:span text:style-name="T131"><text:tab/></text:span><text:span text:style-name="T131">// </text:span><text:span text:style-name="T101">код</text:span></text:p>
            <text:p text:style-name="P13"><text:span text:style-name="T135"><text:tab/></text:span><text:span text:style-name="T135"><text:tab/></text:span><text:span text:style-name="T135">break</text:span></text:p>
            <text:p text:style-name="P13"><text:span text:style-name="T100"><text:tab/></text:span><text:span text:style-name="T100">default:</text:span></text:p>
            <text:p text:style-name="P13"><text:span text:style-name="T131"><text:tab/></text:span><text:span text:style-name="T131"><text:tab/></text:span><text:span text:style-name="T131">// </text:span><text:span text:style-name="T101">код</text:span></text:p>
            <text:p text:style-name="P13"><text:span text:style-name="T100">}</text:span></text:p>
            <text:p text:style-name="P13"><text:span text:style-name="T100"/></text:p>
            <text:p text:style-name="P13"><text:span text:style-name="T99"/></text:p>
          </draw:text-box>
        </draw:frame>
        <draw:frame draw:style-name="gr36" draw:text-style-name="P42" draw:layer="layout" svg:width="13.1cm" svg:height="13.1cm" svg:x="14cm" svg:y="2.1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03"> </text:span><text:span text:style-name="T100">{</text:span><text:span text:style-name="T99"> 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 </text:span><text:span text:style-name="T133">else </text:span><text:span text:style-name="T100">{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0">{</text:span><text:span text:style-name="T99"> <text:s text:c="12"/>//</text:span></text:p>
            <text:p text:style-name="P13"><text:span text:style-name="T103"><text:tab/></text:span><text:span text:style-name="T133">case</text:span><text:span text:style-name="T103"> </text:span><text:span text:style-name="T131">условие</text:span><text:span text:style-name="T101">-1</text:span><text:span text:style-name="T99">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31"><text:tab/></text:span><text:span text:style-name="T133">case</text:span><text:span text:style-name="T131"> условие-2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01">код</text:span></text:p>
            <text:p><text:span text:style-name="T99">}</text:span></text:p>
          </draw:text-box>
        </draw:frame>
        <draw:custom-shape draw:style-name="gr37" draw:text-style-name="P44" draw:layer="layout" svg:width="7.4cm" svg:height="1.8cm" svg:x="20cm" svg:y="13.4cm">
          <text:p text:style-name="P43"><text:span text:style-name="T13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8" draw:text-style-name="P45" draw:layer="layout" svg:width="26.8cm" svg:height="13.151cm" svg:x="0.6cm" svg:y="2.1cm">
          <draw:text-box>
            <text:p text:style-name="P13"><text:span text:style-name="T138">метка</text:span><text:span text:style-name="T139">:</text:span></text:p>
            <text:p text:style-name="P13"><text:span text:style-name="T140">for</text:span><text:span text:style-name="T141"> </text:span><text:span text:style-name="T138">инициализация</text:span><text:span text:style-name="T141">; </text:span><text:span text:style-name="T138">условие</text:span><text:span text:style-name="T141">; </text:span><text:span text:style-name="T138">изменение</text:span><text:span text:style-name="T141"> </text:span><text:span text:style-name="T140">{</text:span><text:span text:style-name="T140"><text:tab/></text:span><text:span text:style-name="T140"><text:tab/></text:span><text:span text:style-name="T141">// классический итерационный</text:span></text:p>
            <text:p text:style-name="P13"><text:span text:style-name="T141"><text:s text:c="2"/></text:span><text:span text:style-name="T141">// </text:span><text:span text:style-name="T140">break</text:span><text:span text:style-name="T141"> </text:span><text:span text:style-name="T138">метка</text:span></text:p>
            <text:p text:style-name="P13"><text:span text:style-name="T141"><text:s text:c="2"/></text:span><text:span text:style-name="T141">// </text:span><text:span text:style-name="T140">continue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</text:span><text:span text:style-name="T141"> </text:span><text:span text:style-name="T138">условие</text:span><text:span text:style-name="T141"> {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// == while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4"/></text:p>
            <text:p text:style-name="P13"><text:span text:style-name="T144">for</text:span><text:span text:style-name="T145"> </text:span><text:span text:style-name="T146">индекс</text:span><text:span text:style-name="T142"> := </text:span><text:span text:style-name="T147">range</text:span><text:span text:style-name="T142"> </text:span><text:span text:style-name="T146">число</text:span><text:span text:style-name="T145"> {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еребор целых чисел</text:span></text:p>
            <text:p text:style-name="P13"><text:span text:style-name="T142"><text:tab/></text:span><text:span text:style-name="T142">//</text:span><text:span text:style-name="T143"> </text:span><text:span text:style-name="T146">код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for</text:span><text:span text:style-name="T145"> </text:span><text:span text:style-name="T146">индекс</text:span><text:span text:style-name="T145">, </text:span><text:span text:style-name="T146">элемент</text:span><text:span text:style-name="T145"> := </text:span><text:span text:style-name="T148">range</text:span><text:span text:style-name="T145"> </text:span><text:span text:style-name="T146">коллекция</text:span><text:span text:style-name="T142"> </text:span><text:span text:style-name="T149">{</text:span><text:span text:style-name="T149"><text:tab/></text:span><text:span text:style-name="T149"><text:tab/></text:span><text:span text:style-name="T142">// перебор </text:span><text:span text:style-name="T146">array</text:span><text:span text:style-name="T142">, </text:span><text:span text:style-name="T146">slice</text:span><text:span text:style-name="T142"> или </text:span><text:span text:style-name="T146">channel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</text:span><text:span text:style-name="T141"> </text:span><text:span text:style-name="T138">ключ</text:span><text:span text:style-name="T141">, </text:span><text:span text:style-name="T138">значение</text:span><text:span text:style-name="T141"> := </text:span><text:span text:style-name="T150">range</text:span><text:span text:style-name="T141"> </text:span><text:span text:style-name="T138">map</text:span><text:span text:style-name="T141"> </text:span><text:span text:style-name="T140">{</text:span><text:span text:style-name="T140"><text:tab/></text:span><text:span text:style-name="T140"><text:tab/></text:span><text:span text:style-name="T140"><text:tab/></text:span><text:span text:style-name="T141">// перебор </text:span><text:span text:style-name="T138">хэша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 {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1">// бесконечный цикл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</draw:text-box>
        </draw:frame>
        <draw:custom-shape draw:style-name="gr39" draw:text-style-name="P44" draw:layer="layout" svg:width="7.4cm" svg:height="1.401cm" svg:x="20.1cm" svg:y="13.8cm">
          <text:p text:style-name="P43"><text:span text:style-name="T137">«One </text:span><text:span text:style-name="T151">for</text:span><text:span text:style-name="T13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0" draw:text-style-name="P47" xml:id="id2" draw:id="id2" draw:layer="layout" svg:width="4.24cm" svg:height="1.4cm" svg:x="3.5cm" svg:y="4.9cm">
          <text:p text:style-name="P46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7" xml:id="id1" draw:id="id1" draw:layer="layout" svg:width="5.6cm" svg:height="1.4cm" svg:x="10.6cm" svg:y="2.3cm">
          <text:p text:style-name="P46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7" xml:id="id5" draw:id="id5" draw:layer="layout" svg:width="4.8cm" svg:height="1.4cm" svg:x="9.5cm" svg:y="4.9cm">
          <text:p text:style-name="P46"><text:span text:style-name="T10">Contain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7" xml:id="id7" draw:id="id7" draw:layer="layout" svg:width="3.099cm" svg:height="1.4cm" svg:x="1.001cm" svg:y="7.1cm">
          <text:p text:style-name="P46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0" xml:id="id3" draw:id="id3" draw:layer="layout" svg:width="2.699cm" svg:height="1.4cm" svg:x="4.301cm" svg:y="7.1cm">
          <text:p text:style-name="P49"><text:span text:style-name="T6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0" xml:id="id4" draw:id="id4" draw:layer="layout" svg:width="2.699cm" svg:height="1.4cm" svg:x="7.201cm" svg:y="7.1cm">
          <text:p text:style-name="P49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48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50" xml:id="id8" draw:id="id8" draw:layer="layout" svg:width="2.699cm" svg:height="1.4cm" svg:x="1.001cm" svg:y="8.7cm">
          <text:p text:style-name="P49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0" xml:id="id9" draw:id="id9" draw:layer="layout" svg:width="4.799cm" svg:height="1.4cm" svg:x="1.001cm" svg:y="11.9cm">
          <text:p text:style-name="P49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0" xml:id="id10" draw:id="id10" draw:layer="layout" svg:width="2.699cm" svg:height="1.4cm" svg:x="1.001cm" svg:y="13.8cm">
          <text:p text:style-name="P49"><text:span text:style-name="T6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0" xml:id="id6" draw:id="id6" draw:layer="layout" svg:width="2.699cm" svg:height="1.4cm" svg:x="8.801cm" svg:y="9.8cm">
          <text:p text:style-name="P49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50" xml:id="id15" draw:id="id15" draw:layer="layout" svg:width="2.9cm" svg:height="1.4cm" svg:x="11.7cm" svg:y="9.8cm">
          <text:p text:style-name="P49"><text:span text:style-name="T61">[</text:span><text:span text:style-name="T11">N</text:span><text:span text:style-name="T61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4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48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7" xml:id="id11" draw:id="id11" draw:layer="layout" svg:width="4.6cm" svg:height="1.4cm" svg:x="16cm" svg:y="5cm">
          <text:p text:style-name="P46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0" xml:id="id16" draw:id="id16" draw:layer="layout" svg:width="3.099cm" svg:height="1.4cm" svg:x="21.601cm" svg:y="10cm">
          <text:p text:style-name="P49"><text:span text:style-name="T61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0" xml:id="id12" draw:id="id12" draw:layer="layout" svg:width="3.099cm" svg:height="1.4cm" svg:x="14.8cm" svg:y="9.8cm">
          <text:p text:style-name="P49"><text:span text:style-name="T61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0" xml:id="id13" draw:id="id13" draw:layer="layout" svg:width="2.6cm" svg:height="1.4cm" svg:x="18.1cm" svg:y="9.8cm">
          <text:p text:style-name="P49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48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48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50" xml:id="id17" draw:id="id17" draw:layer="layout" svg:width="3.099cm" svg:height="1.4cm" svg:x="21.601cm" svg:y="11.8cm">
          <text:p text:style-name="P49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0" xml:id="id18" draw:id="id18" draw:layer="layout" svg:width="3.099cm" svg:height="1.4cm" svg:x="21.601cm" svg:y="13.7cm">
          <text:p text:style-name="P49"><text:span text:style-name="T6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7" xml:id="id14" draw:id="id14" draw:layer="layout" svg:width="4.6cm" svg:height="1.4cm" svg:x="22.8cm" svg:y="4.9cm">
          <text:p text:style-name="P46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7" xml:id="id19" draw:id="id19" draw:layer="layout" svg:width="5cm" svg:height="1.4cm" svg:x="12.3cm" svg:y="13.7cm">
          <text:p text:style-name="P46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48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48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48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48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48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48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48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48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48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50" xml:id="id20" draw:id="id20" draw:layer="layout" svg:width="3.099cm" svg:height="1.4cm" svg:x="23.54cm" svg:y="6.6cm">
          <text:p text:style-name="P49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50" xml:id="id21" draw:id="id21" draw:layer="layout" svg:width="3.099cm" svg:height="1.4cm" svg:x="23.54cm" svg:y="8.3cm">
          <text:p text:style-name="P49"><text:span text:style-name="T6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50" xml:id="id22" draw:id="id22" draw:layer="layout" svg:width="2.699cm" svg:height="1.4cm" svg:x="4.301cm" svg:y="8.7cm">
          <text:p text:style-name="P49"><text:span text:style-name="T6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0" xml:id="id23" draw:id="id23" draw:layer="layout" svg:width="2.699cm" svg:height="1.4cm" svg:x="1.001cm" svg:y="10.3cm">
          <text:p text:style-name="P49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4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2" xml:id="id24" draw:id="id24" draw:layer="layout" svg:width="2.699cm" svg:height="1.4cm" svg:x="4.301cm" svg:y="10.3cm">
          <text:p text:style-name="P51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2" xml:id="id25" draw:id="id25" draw:layer="layout" svg:width="2.6cm" svg:height="1.4cm" svg:x="6.4cm" svg:y="12.9cm">
          <text:p text:style-name="P51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48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48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2">Константы: </text:span><text:span text:style-name="T60">const</text:span></text:p>
          </draw:text-box>
        </draw:frame>
        <draw:frame draw:style-name="gr52" draw:text-style-name="P53" draw:layer="layout" svg:width="26.8cm" svg:height="13.1cm" svg:x="0.6cm" svg:y="2.1cm">
          <draw:text-box>
            <text:p text:style-name="P13"><text:span text:style-name="T153">Предопределённые константы (predefined constants):</text:span></text:p>
            <text:p text:style-name="P13"><text:span text:style-name="T103"><text:tab/></text:span><text:span text:style-name="T133">true false nil</text:span><text:span text:style-name="T154"> iota</text:span></text:p>
            <text:p text:style-name="P13"><text:span text:style-name="T154"/></text:p>
            <text:p text:style-name="P13"><text:span text:style-name="T153">Безтиповые константы (un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= </text:span><text:span text:style-name="T101">expression</text:span></text:p>
            <text:p text:style-name="P13"><text:span text:style-name="T100"><text:tab/></text:span><text:span text:style-name="T100">const</text:span><text:span text:style-name="T99"> </text:span><text:span text:style-name="T101">constant1</text:span><text:span text:style-name="T99">, </text:span><text:span text:style-name="T101">constant2</text:span><text:span text:style-name="T99"> = </text:span><text:span text:style-name="T101">value1</text:span><text:span text:style-name="T99">, </text:span><text:span text:style-name="T101">value2</text:span></text:p>
            <text:p text:style-name="P13"><text:span text:style-name="T133"><text:tab/></text:span><text:span text:style-name="T133">const</text:span><text:span text:style-name="T103"> </text:span><text:span text:style-name="T133">(</text:span><text:span text:style-name="T103"> </text:span><text:span text:style-name="T131">constant1</text:span><text:span text:style-name="T99"> = </text:span><text:span text:style-name="T101">value1</text:span><text:span text:style-name="T99">, </text:span><text:span text:style-name="T101">constant2</text:span><text:span text:style-name="T99"> = </text:span><text:span text:style-name="T101">value2</text:span><text:span text:style-name="T99"> </text:span><text:span text:style-name="T100">)</text:span></text:p>
            <text:p text:style-name="P13"><text:span text:style-name="T99"/></text:p>
            <text:p text:style-name="P13"><text:span text:style-name="T99"><text:tab/></text:span><text:span text:style-name="T99">const (</text:span></text:p>
            <text:p text:style-name="P13"><text:span text:style-name="T99"><text:tab/></text:span><text:span text:style-name="T99"><text:tab/></text:span><text:span text:style-name="T99">e <text:s/>= 2.71828182845904523536028747135266249775724709369995957496696763</text:span></text:p>
            <text:p text:style-name="P13"><text:span text:style-name="T99"><text:tab/></text:span><text:span text:style-name="T99"><text:tab/></text:span><text:span text:style-name="T99">pi = 3.14159265358979323846264338327950288419716939937510582097494459</text:span></text:p>
            <text:p text:style-name="P13"><text:span text:style-name="T99"><text:tab/></text:span><text:span text:style-name="T99">)</text:span></text:p>
            <text:p text:style-name="P13"><text:span text:style-name="T155">Константы с заданным типом (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</text:span><text:span text:style-name="T101">Type</text:span><text:span text:style-name="T99"> = </text:span><text:span text:style-name="T101">expression</text:span></text:p>
            <text:p text:style-name="P13"><text:span text:style-name="T100"/></text:p>
            <text:p text:style-name="P13"><text:span text:style-name="T103"><text:tab/></text:span><text:span text:style-name="T103">const b </text:span><text:span text:style-name="T133">byte</text:span><text:span text:style-name="T103"> = 0Xf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байт</text:span></text:p>
            <text:p text:style-name="P13"><text:span text:style-name="T103"><text:tab/></text:span><text:span text:style-name="T103">const x </text:span><text:span text:style-name="T133">complex128</text:span><text:span text:style-name="T103"> = 2+5i</text:span><text:span text:style-name="T103"><text:tab/></text:span><text:span text:style-name="T103"><text:tab/></text:span><text:span text:style-name="T103"><text:tab/></text:span><text:span text:style-name="T103"><text:tab/></text:span><text:span text:style-name="T103">// комплексное число</text:span></text:p>
            <text:p text:style-name="P13"><text:span text:style-name="T103"><text:tab/></text:span><text:span text:style-name="T103">const Big </text:span><text:span text:style-name="T133">float64</text:span><text:span text:style-name="T103"> = 1 &lt;&lt; 100</text:span><text:span text:style-name="T103"><text:tab/></text:span><text:span text:style-name="T103"><text:tab/></text:span><text:span text:style-name="T103"><text:tab/></text:span><text:span text:style-name="T103">// binary 1 with 100 zeros</text:span></text:p>
            <text:p text:style-name="P13"><text:span text:style-name="T103"><text:tab/></text:span><text:span text:style-name="T103">const i </text:span><text:span text:style-name="T133">int32</text:span><text:span text:style-name="T103"> = -273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целое</text:span></text:p>
            <text:p text:style-name="P13"><text:span text:style-name="T103"><text:tab/></text:span><text:span text:style-name="T103">const Go </text:span><text:span text:style-name="T133">rune</text:span><text:span text:style-name="T103"> = '</text:span><text:span text:style-name="T103">碁</text:span><text:span text:style-name="T103">'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имвол</text:span></text:p>
            <text:p text:style-name="P13"><text:span text:style-name="T103"><text:tab/></text:span><text:span text:style-name="T103">const language</text:span><text:span text:style-name="T133"> string</text:span><text:span text:style-name="T103"> = </text:span><text:span text:style-name="T156">"Go"</text:span><text:span text:style-name="T156"><text:tab/></text:span><text:span text:style-name="T156"><text:tab/></text:span><text:span text:style-name="T156"><text:tab/></text:span><text:span text:style-name="T156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157">// объявление новой переменной: всегда начальное значение — по умолчанию</text:span></text:p>
            <text:p text:style-name="P13"><text:span text:style-name="T157">// </text:span><text:span text:style-name="T158">var</text:span><text:span text:style-name="T157"> </text:span><text:span text:style-name="T159">переменная</text:span><text:span text:style-name="T157"> </text:span><text:span text:style-name="T160">Тип</text:span></text:p>
            <text:p text:style-name="P13"><text:span text:style-name="T157">var j int</text:span><text:span text:style-name="T157"><text:tab/></text:span><text:span text:style-name="T157"><text:tab/></text:span><text:span text:style-name="T157"><text:tab/></text:span><text:span text:style-name="T157"><text:tab/></text:span><text:span text:style-name="T157">// 0</text:span></text:p>
            <text:p text:style-name="P13"><text:span text:style-name="T157">var G, o rune </text:span></text:p>
            <text:p text:style-name="P13"><text:span text:style-name="T157">var s string</text:span><text:span text:style-name="T157"><text:tab/></text:span><text:span text:style-name="T157"><text:tab/></text:span><text:span text:style-name="T157"><text:tab/></text:span><text:span text:style-name="T157">// ""</text:span></text:p>
            <text:p text:style-name="P13"><text:span text:style-name="T157">var (</text:span></text:p>
            <text:p text:style-name="P13"><text:span text:style-name="T157"><text:tab/></text:span><text:span text:style-name="T157">input, output </text:span></text:p>
            <text:p text:style-name="P13"><text:span text:style-name="T157">) <text:s/></text:span></text:p>
            <text:p text:style-name="P13"><text:span text:style-name="T157"/></text:p>
            <text:p text:style-name="P13"><text:span text:style-name="T157">// объявление новой переменной и присваивание значения</text:span></text:p>
            <text:p text:style-name="P13"><text:span text:style-name="T157">i := 0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// тип переменной выводится из присваиваемого </text:span><text:span text:style-name="T161">значения</text:span></text:p>
            <text:p text:style-name="P13"><text:span text:style-name="T161">t, f := true, false</text:span><text:span text:style-name="T161"><text:tab/></text:span><text:span text:style-name="T161">// параллельное присваивание</text:span></text:p>
            <text:p text:style-name="P13"><text:span text:style-name="T161"/></text:p>
            <text:p text:style-name="P13"><text:span text:style-name="T161"/></text:p>
            <text:p text:style-name="P13"><text:span text:style-name="T161"/></text:p>
            <text:p text:style-name="P13"><text:span text:style-name="T161">// присваивание значения уже объявленной переменной</text:span></text:p>
            <text:p text:style-name="P13"><text:span text:style-name="T157">s = </text:span><text:span text:style-name="T161">""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// </text:span></text:p>
            <text:p text:style-name="P13"><text:span text:style-name="T157">G, o = </text:span><text:span text:style-name="T162">'</text:span><text:span text:style-name="T157">G</text:span><text:span text:style-name="T162">'</text:span><text:span text:style-name="T157">, </text:span><text:span text:style-name="T162">'</text:span><text:span text:style-name="T157">o</text:span><text:span text:style-name="T162">'</text:span><text:span text:style-name="T157"><text:tab/></text:span><text:span text:style-name="T157"><text:tab/></text:span><text:span text:style-name="T157">// tuple assignment</text:span></text:p>
            <text:p text:style-name="P13"><text:span text:style-name="T157">i, j = j, i</text:span><text:span text:style-name="T157"><text:tab/></text:span><text:span text:style-name="T157"><text:tab/></text:span><text:span text:style-name="T157"><text:tab/></text:span><text:span text:style-name="T157"><text:tab/></text:span><text:span text:style-name="T157">// обмен значений i и j</text:span></text:p>
            <text:p text:style-name="P13"><text:span text:style-name="T16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63">struct</text:span><text:span text:style-name="T161"> ~ структура: набор разнотипных полей, аналог класса</text:span></text:p>
            <text:p text:style-name="P13"><text:span text:style-name="T161"/></text:p>
            <text:p text:style-name="P13"><text:span text:style-name="T157"><text:tab/></text:span><text:span text:style-name="T157">type </text:span><text:span text:style-name="T159">Structure1</text:span><text:span text:style-name="T157"> </text:span><text:span text:style-name="T158">struct</text:span><text:span text:style-name="T164"> </text:span><text:span text:style-name="T165">{</text:span><text:span text:style-name="T164"><text:tab/></text:span><text:span text:style-name="T164"><text:tab/></text:span><text:span text:style-name="T164"><text:tab/></text:span><text:span text:style-name="T164"><text:tab/></text:span><text:span text:style-name="T164">// объявление типа</text:span></text:p>
            <text:p text:style-name="P13"><text:span text:style-name="T164"><text:tab/></text:span><text:span text:style-name="T164"><text:tab/></text:span><text:span text:style-name="T166">field1</text:span><text:span text:style-name="T164"> </text:span><text:span text:style-name="T166">Type1</text:span></text:p>
            <text:p text:style-name="P13"><text:span text:style-name="T164"><text:tab/></text:span><text:span text:style-name="T164"><text:tab/></text:span><text:span text:style-name="T166">field2, field3</text:span><text:span text:style-name="T164"> </text:span><text:span text:style-name="T166">Type2</text:span></text:p>
            <text:p text:style-name="P13"><text:span text:style-name="T164"><text:tab/></text:span><text:span text:style-name="T165">}</text:span></text:p>
            <text:p text:style-name="P13"><text:span text:style-name="T161"/></text:p>
            <text:p text:style-name="P13"><text:span text:style-name="T167"><text:tab/></text:span><text:span text:style-name="T167">s := </text:span><text:span text:style-name="T159">Structure1</text:span><text:span text:style-name="T157"> </text:span><text:span text:style-name="T158">{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58"><text:tab/></text:span><text:span text:style-name="T164">// объявление переменной и</text:span></text:p>
            <text:p text:style-name="P13"><text:span text:style-name="T161"><text:tab/></text:span><text:span text:style-name="T161"><text:tab/></text:span><text:span text:style-name="T166">field1:</text:span><text:span text:style-name="T161"> </text:span><text:span text:style-name="T166">initial_value1_of_Type1,</text:span><text:span text:style-name="T166"><text:tab/></text:span><text:span text:style-name="T164">// инициализация полей значениями</text:span></text:p>
            <text:p text:style-name="P13"><text:span text:style-name="T167"><text:tab/></text:span><text:span text:style-name="T167"><text:tab/></text:span><text:span text:style-name="T159">field2:</text:span><text:span text:style-name="T166"> initial_value2_of_Type2,</text:span><text:span text:style-name="T164"><text:tab/></text:span><text:span text:style-name="T164">// по именам (не всех) полей</text:span></text:p>
            <text:p text:style-name="P13"><text:span text:style-name="T161"><text:tab/></text:span><text:span text:style-name="T163">}</text:span></text:p>
            <text:p text:style-name="P13"><text:span text:style-name="T161"/></text:p>
            <text:p text:style-name="P13"><text:span text:style-name="T161"><text:tab/></text:span><text:span text:style-name="T161">var s2 </text:span><text:span text:style-name="T166">Structure1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4">// объявление переменной</text:span></text:p>
            <text:p text:style-name="P13"><text:span text:style-name="T161"><text:tab/></text:span><text:span text:style-name="T161">s2 = s1</text:span></text:p>
            <text:p text:style-name="P13"><text:span text:style-name="T161"/></text:p>
            <text:p text:style-name="P13"><text:span text:style-name="T157"><text:tab/></text:span><text:span text:style-name="T157">// объявление переменной и </text:span><text:span text:style-name="T164">инициализация полей значениями по порядку </text:span></text:p>
            <text:p text:style-name="P13"><text:span text:style-name="T161"><text:tab/></text:span><text:span text:style-name="T161">s3 := </text:span><text:span text:style-name="T166">Structure1</text:span><text:span text:style-name="T161">{s2.field1, s2.field2, s2.field3} // следования полей</text:span></text:p>
            <text:p text:style-name="P13"><text:span text:style-name="T161"/></text:p>
            <text:p text:style-name="P13"><text:span text:style-name="T161"><text:tab/></text:span><text:span text:style-name="T161">var s4 </text:span><text:span text:style-name="T166">Structure1</text:span><text:span text:style-name="T161"> = </text:span><text:span text:style-name="T166">Structure1</text:span><text:span text:style-name="T161">{}</text:span><text:span text:style-name="T161"><text:tab/></text:span><text:span text:style-name="T161"><text:tab/></text:span><text:span text:style-name="T16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5" draw:text-style-name="P54" draw:layer="layout" svg:width="26.8cm" svg:height="13.1cm" svg:x="0.6cm" svg:y="2.1cm">
          <draw:text-box>
            <text:p text:style-name="P13"><text:span text:style-name="T157"/></text:p>
            <text:p text:style-name="P13"><text:span text:style-name="T158">pointer</text:span><text:span text:style-name="T161"> ~ указатель: </text:span></text:p>
            <text:p text:style-name="P13"><text:span text:style-name="T161"><text:tab/></text:span><text:span text:style-name="T161"><text:tab/></text:span><text:span text:style-name="T161">p := *</text:span><text:span text:style-name="T166">Type</text:span></text:p>
            <text:p text:style-name="P13"><text:span text:style-name="T157"/></text:p>
            <text:p text:style-name="P13"><text:span text:style-name="T158">slice</text:span><text:span text:style-name="T157"> ~ динамический массив: </text:span></text:p>
            <text:p text:style-name="P13"><text:span text:style-name="T157"><text:tab/></text:span><text:span text:style-name="T157"><text:tab/></text:span><text:span text:style-name="T157">s := []</text:span><text:span text:style-name="T159">Type</text:span></text:p>
            <text:p text:style-name="P13"><text:span text:style-name="T157"/></text:p>
            <text:p text:style-name="P13"><text:span text:style-name="T158">map</text:span><text:span text:style-name="T161"> ~ хэш | ассоциативный массив | словарь: </text:span></text:p>
            <text:p text:style-name="P13"><text:span text:style-name="T161"><text:tab/></text:span><text:span text:style-name="T161"><text:tab/></text:span><text:span text:style-name="T161">m := map[</text:span><text:span text:style-name="T166">KeyType</text:span><text:span text:style-name="T161">]</text:span><text:span text:style-name="T166">ValueType</text:span><text:span text:style-name="T161"> = { key: value }</text:span></text:p>
            <text:p text:style-name="P13"><text:span text:style-name="T157"/></text:p>
            <text:p text:style-name="P13"><text:span text:style-name="T158">function</text:span><text:span text:style-name="T161"> ~ функция: </text:span></text:p>
            <text:p text:style-name="P13"><text:span text:style-name="T157"><text:tab/></text:span><text:span text:style-name="T157"><text:tab/></text:span><text:span text:style-name="T158">func</text:span><text:span text:style-name="T157"> </text:span><text:span text:style-name="T159">f</text:span><text:span text:style-name="T157">() { /* код */</text:span><text:span text:style-name="T161"> } </text:span></text:p>
            <text:p text:style-name="P13"><text:span text:style-name="T157"/></text:p>
            <text:p text:style-name="P13"><text:span text:style-name="T163">channel</text:span><text:span text:style-name="T161"> ~ канал: </text:span></text:p>
            <text:p text:style-name="P13"><text:span text:style-name="T161"><text:tab/></text:span><text:span text:style-name="T161"><text:tab/></text:span><text:span text:style-name="T163">chan</text:span><text:span text:style-name="T161"> </text:span><text:span text:style-name="T166">ch</text:span></text:p>
            <text:p text:style-name="P13"><text:span text:style-name="T157"/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6" draw:text-style-name="P54" draw:layer="layout" svg:width="26.8cm" svg:height="13.1cm" svg:x="0.6cm" svg:y="2.1cm">
          <draw:text-box>
            <text:p text:style-name="P13"><text:span text:style-name="T157"/></text:p>
            <text:p text:style-name="P13"><text:span text:style-name="T157">[] ~ массив (</text:span><text:span text:style-name="T161">array): </text:span></text:p>
            <text:p text:style-name="P13"><text:span text:style-name="T161"><text:tab/></text:span><text:span text:style-name="T161"><text:tab/></text:span><text:span text:style-name="T161">a := [</text:span><text:span text:style-name="T166">размер</text:span><text:span text:style-name="T161">]</text:span><text:span text:style-name="T166">Type</text:span></text:p>
            <text:p text:style-name="P13"><text:span text:style-name="T157"/></text:p>
            <text:p text:style-name="P13"><text:span text:style-name="T158">slice</text:span><text:span text:style-name="T157"> ~ динамический массив: </text:span></text:p>
            <text:p text:style-name="P13"><text:span text:style-name="T157"><text:tab/></text:span><text:span text:style-name="T157"><text:tab/></text:span><text:span text:style-name="T157">s := []</text:span><text:span text:style-name="T159">Type</text:span></text:p>
            <text:p text:style-name="P13"><text:span text:style-name="T157"/></text:p>
            <text:p text:style-name="P13"><text:span text:style-name="T158">map</text:span><text:span text:style-name="T161"> ~ хэш | ассоциативный массив | словарь: </text:span></text:p>
            <text:p text:style-name="P13"><text:span text:style-name="T161"><text:tab/></text:span><text:span text:style-name="T161"><text:tab/></text:span><text:span text:style-name="T161">m := map[</text:span><text:span text:style-name="T166">KeyType</text:span><text:span text:style-name="T161">]</text:span><text:span text:style-name="T166">ValueType</text:span><text:span text:style-name="T161"> = { key: value }</text:span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58"/></text:p>
            <text:p text:style-name="P13"><text:span text:style-name="T157">// функция без возвращаемого значения = процедура</text:span></text:p>
            <text:p text:style-name="P13"><text:span text:style-name="T158">func </text:span><text:span text:style-name="T160">f1</text:span><text:span text:style-name="T158">(</text:span><text:span text:style-name="T160">param </text:span><text:span text:style-name="T159">Type</text:span><text:span text:style-name="T158">) { </text:span><text:span text:style-name="T160">/* ... */ </text:span><text:span text:style-name="T163">}</text:span><text:span text:style-name="T161"> // no return value</text:span></text:p>
            <text:p text:style-name="P13"><text:span text:style-name="T159"><text:tab/></text:span><text:span text:style-name="T159">f1</text:span><text:span text:style-name="T164">(</text:span><text:span text:style-name="T166">arg1</text:span><text:span text:style-name="T164">)</text:span></text:p>
            <text:p text:style-name="P13"><text:span text:style-name="T161"/></text:p>
            <text:p text:style-name="P13"><text:span text:style-name="T157">// функция с одним возвращаемым значением</text:span></text:p>
            <text:p text:style-name="P13"><text:span text:style-name="T163">func </text:span><text:span text:style-name="T168">f2</text:span><text:span text:style-name="T163">(</text:span><text:span text:style-name="T168">p1, p2 </text:span><text:span text:style-name="T166">Type1</text:span><text:span text:style-name="T168">, p3 </text:span><text:span text:style-name="T166">Type3</text:span><text:span text:style-name="T163">) </text:span><text:span text:style-name="T166">ReturnType</text:span><text:span text:style-name="T163"> { </text:span><text:span text:style-name="T160">/* ...</text:span><text:span text:style-name="T168"> */ </text:span><text:span text:style-name="T163">}</text:span></text:p>
            <text:p text:style-name="P13"><text:span text:style-name="T159"><text:tab/></text:span><text:span text:style-name="T159">result</text:span><text:span text:style-name="T157"> = </text:span><text:span text:style-name="T166">f2</text:span><text:span text:style-name="T164">(</text:span><text:span text:style-name="T166">a1, a2, a3</text:span><text:span text:style-name="T164">)</text:span><text:span text:style-name="T161"> </text:span></text:p>
            <text:p text:style-name="P13"><text:span text:style-name="T157"/></text:p>
            <text:p text:style-name="P13"><text:span text:style-name="T157">// функция с несколькими возвращаемыми значениями: возможно, именованными</text:span></text:p>
            <text:p text:style-name="P13"><text:span text:style-name="T169">func </text:span><text:span text:style-name="T160">f3</text:span><text:span text:style-name="T158">(</text:span><text:span text:style-name="T160">p1 </text:span><text:span text:style-name="T159">T1</text:span><text:span text:style-name="T160">, p2 </text:span><text:span text:style-name="T159">T2</text:span><text:span text:style-name="T158">)</text:span><text:span text:style-name="T160"> </text:span><text:span text:style-name="T158">(</text:span><text:span text:style-name="T160">returnValue1 </text:span><text:span text:style-name="T159">T1</text:span><text:span text:style-name="T160">, rv2 </text:span><text:span text:style-name="T159">RT2</text:span><text:span text:style-name="T158">) { </text:span><text:span text:style-name="T160">/* ... */ </text:span><text:span text:style-name="T163">}</text:span></text:p>
            <text:p text:style-name="P13"><text:span text:style-name="T159"><text:tab/></text:span><text:span text:style-name="T159">(result1, result2)</text:span><text:span text:style-name="T157"> = </text:span><text:span text:style-name="T166">f3</text:span><text:span text:style-name="T164">(</text:span><text:span text:style-name="T166">a1, a2</text:span><text:span text:style-name="T164">)</text:span><text:span text:style-name="T161"> </text:span></text:p>
            <text:p text:style-name="P13"><text:span text:style-name="T161"/></text:p>
            <text:p text:style-name="P13"><text:span text:style-name="T157">// функция с переменным списком параметров</text:span></text:p>
            <text:p text:style-name="P13"><text:span text:style-name="T158">func </text:span><text:span text:style-name="T160">f4</text:span><text:span text:style-name="T158">(</text:span><text:span text:style-name="T160">p ...T</text:span><text:span text:style-name="T158">)</text:span><text:span text:style-name="T160"> </text:span><text:span text:style-name="T159">ReturnType</text:span><text:span text:style-name="T158"> { </text:span><text:span text:style-name="T160">/* ... */ </text:span><text:span text:style-name="T163">}</text:span><text:span text:style-name="T161"> // variadic</text:span></text:p>
            <text:p text:style-name="P13"><text:span text:style-name="T159"><text:tab/></text:span><text:span text:style-name="T159">result</text:span><text:span text:style-name="T157"> = </text:span><text:span text:style-name="T159">f4</text:span><text:span text:style-name="T164">(</text:span><text:span text:style-name="T166">[]slice</text:span><text:span text:style-name="T164">)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8" draw:text-style-name="P54" draw:layer="layout" svg:width="26.8cm" svg:height="13.1cm" svg:x="0.6cm" svg:y="2.1cm">
          <draw:text-box>
            <text:p text:style-name="P13"><text:span text:style-name="T170">Предопределённые функции: </text:span></text:p>
            <text:p text:style-name="P13"><text:span text:style-name="T171"><text:tab/></text:span><text:span text:style-name="T171">append</text:span><text:span text:style-name="T171"><text:tab/></text:span><text:span text:style-name="T170">— добавить к коллекции</text:span></text:p>
            <text:p text:style-name="P13"><text:span text:style-name="T172"><text:tab/></text:span><text:span text:style-name="T172">cap</text:span><text:span text:style-name="T172"><text:tab/></text:span><text:span text:style-name="T172"><text:tab/></text:span><text:span text:style-name="T170">— ёмкость коллекции (максимальное количество элементов)</text:span></text:p>
            <text:p text:style-name="P13"><text:span text:style-name="T172"><text:tab/></text:span><text:span text:style-name="T172">close</text:span><text:span text:style-name="T172"><text:tab/></text:span><text:span text:style-name="T170">— закрыть (поток)</text:span></text:p>
            <text:p text:style-name="P13"><text:span text:style-name="T172"><text:tab/></text:span><text:span text:style-name="T172">complex</text:span><text:span text:style-name="T170">— комплексное число</text:span></text:p>
            <text:p text:style-name="P13"><text:span text:style-name="T172"><text:tab/></text:span><text:span text:style-name="T172">copy</text:span><text:span text:style-name="T172"><text:tab/></text:span><text:span text:style-name="T170">— скопировать коллекцию</text:span></text:p>
            <text:p text:style-name="P13"><text:span text:style-name="T172"><text:tab/></text:span><text:span text:style-name="T172">delete</text:span><text:span text:style-name="T172"><text:tab/></text:span><text:span text:style-name="T170">— удалить элемент из map по ключу </text:span></text:p>
            <text:p text:style-name="P13"><text:span text:style-name="T172"><text:tab/></text:span><text:span text:style-name="T172">imag</text:span><text:span text:style-name="T172"><text:tab/></text:span><text:span text:style-name="T170">— мнимая часть комплексного числа</text:span></text:p>
            <text:p text:style-name="P13"><text:span text:style-name="T172"><text:tab/></text:span><text:span text:style-name="T172">len</text:span><text:span text:style-name="T172"><text:tab/></text:span><text:span text:style-name="T172"><text:tab/></text:span><text:span text:style-name="T170">— размер (текущее количество элементов в коллекции или строке)</text:span></text:p>
            <text:p text:style-name="P13"><text:span text:style-name="T173"><text:tab/></text:span><text:span text:style-name="T172">make</text:span><text:span text:style-name="T172"><text:tab/></text:span><text:span text:style-name="T173">— выделить память и</text:span><text:span text:style-name="T170"> проинициализировать переменную типа**</text:span></text:p>
            <text:p text:style-name="P13"><text:span text:style-name="T172"><text:tab/></text:span><text:span text:style-name="T172">new</text:span><text:span text:style-name="T172"><text:tab/></text:span><text:span text:style-name="T172"><text:tab/></text:span><text:span text:style-name="T173">— </text:span><text:span text:style-name="T170">выделить память под переменную типа* с нулевым значением</text:span></text:p>
            <text:p text:style-name="P13"><text:span text:style-name="T172"><text:tab/></text:span><text:span text:style-name="T172">panic</text:span><text:span text:style-name="T172"><text:tab/></text:span><text:span text:style-name="T170">— аварийно останавливает обычный поток управления в программе</text:span></text:p>
            <text:p text:style-name="P13"><text:span text:style-name="T172"><text:tab/></text:span><text:span text:style-name="T172">real</text:span><text:span text:style-name="T172"><text:tab/></text:span><text:span text:style-name="T172"><text:tab/></text:span><text:span text:style-name="T173">— действительная</text:span><text:span text:style-name="T170"> часть комплексного числа</text:span></text:p>
            <text:p text:style-name="P13"><text:span text:style-name="T172"><text:tab/></text:span><text:span text:style-name="T172">recover</text:span><text:span text:style-name="T172"><text:tab/></text:span><text:span text:style-name="T173">— восстанавливает управление после </text:span><text:span text:style-name="T172">panic</text:span><text:span text:style-name="T173"> (обычно в </text:span><text:span text:style-name="T172">defer</text:span><text:span text:style-name="T173">-функции)</text:span></text:p>
            <text:p text:style-name="P13"><text:span text:style-name="T170"/></text:p>
            <text:p text:style-name="P13"><text:span text:style-name="T170">* struct — структуры данных, которые не требуют инициалицации при выполнении</text:span></text:p>
            <text:p text:style-name="P13"><text:span text:style-name="T170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9"/></text:p>
            <text:p text:style-name="P13"><text:span text:style-name="T99">type </text:span><text:span text:style-name="T174">Temperature</text:span><text:span text:style-name="T99"> float32</text:span></text:p>
            <text:p text:style-name="P13"><text:span text:style-name="T99">func (t </text:span><text:span text:style-name="T174">Temperature</text:span><text:span text:style-name="T99">) Celsius() </text:span><text:span text:style-name="T174">Temperature</text:span><text:span text:style-name="T99"> { return (t - 32.0) * (5.0 / 9.0) }</text:span></text:p>
            <text:p text:style-name="P13"><text:span text:style-name="T99">var f Temperature = 37.0</text:span></text:p>
            <text:p text:style-name="P13"><text:span text:style-name="T99">c := f.Celsius() // 2.777778 </text:span></text:p>
            <text:p text:style-name="P13"><text:span text:style-name="T99"/></text:p>
            <text:p text:style-name="P13"><text:span text:style-name="T99">type </text:span><text:span text:style-name="T101">Album</text:span><text:span text:style-name="T99"> struct { name, artist string; year, length int }</text:span></text:p>
            <text:p text:style-name="P13"><text:span text:style-name="T99">type </text:span><text:span text:style-name="T174">TapeRecorder</text:span><text:span text:style-name="T99"> struct {</text:span></text:p>
            <text:p text:style-name="P13"><text:span text:style-name="T99"><text:tab/></text:span><text:span text:style-name="T99">//</text:span></text:p>
            <text:p text:style-name="P13"><text:span text:style-name="T99">}</text:span></text:p>
            <text:p text:style-name="P13"><text:span text:style-name="T99">func (r </text:span><text:span text:style-name="T174">TapeRecorder</text:span><text:span text:style-name="T99">) play(a Album) {</text:span></text:p>
            <text:p text:style-name="P13"><text:span text:style-name="T99"><text:tab/></text:span><text:span text:style-name="T99">fmt.Printf("Playing album '%s' by '%s' from tape for %d minutes...\n",</text:span></text:p>
            <text:p text:style-name="P13"><text:span text:style-name="T99"><text:tab/></text:span><text:span text:style-name="T99">a.name, a.artist, a.length)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recorder := </text:span><text:span text:style-name="T174">TapeRecorder</text:span><text:span text:style-name="T99">{/* начальные значения */}</text:span></text:p>
            <text:p text:style-name="P13"><text:span text:style-name="T99">recorder.play(album)</text:span></text:p>
            <text:p text:style-name="P13"><text:span text:style-name="T175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33">interface</text:span><text:span text:style-name="T103"> – это тип данных, у которого может быть набор методов</text:span></text:p>
            <text:p text:style-name="P13"><text:span text:style-name="T103"/></text:p>
            <text:p text:style-name="P13"><text:span text:style-name="T133">type </text:span><text:span text:style-name="T131">interfaceName</text:span><text:span text:style-name="T133"> interface{}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03">// пустой интерфейс == </text:span><text:span text:style-name="T133">any</text:span></text:p>
            <text:p text:style-name="P13"><text:span text:style-name="T103"/></text:p>
            <text:p text:style-name="P13"><text:span text:style-name="T92">type </text:span><text:span text:style-name="T176">Flyer</text:span><text:span text:style-name="T92"> interface { </text:span><text:span text:style-name="T176">fly</text:span><text:span text:style-name="T177">()</text:span><text:span text:style-name="T92"> string }</text:span><text:span text:style-name="T92"><text:tab/></text:span><text:span text:style-name="T92"><text:tab/></text:span><text:span text:style-name="T92"><text:tab/></text:span><text:span text:style-name="T92"> <text:s text:c="3"/>// 1-й интерфейс с методом</text:span></text:p>
            <text:p text:style-name="P13"><text:span text:style-name="T92">type </text:span><text:span text:style-name="T94">Swimmer</text:span><text:span text:style-name="T92"> interface { </text:span><text:span text:style-name="T94">swim</text:span><text:span text:style-name="T92">() string }</text:span><text:span text:style-name="T92"><text:tab/></text:span><text:span text:style-name="T92"> <text:s text:c="7"/>// 2-й интерфейс с методом</text:span></text:p>
            <text:p text:style-name="P13"><text:span text:style-name="T177">// все типы, которые реализуют метод fly(), будут удовлетворять типу </text:span><text:span text:style-name="T176">Flyer</text:span></text:p>
            <text:p text:style-name="P13"><text:span text:style-name="T92"/></text:p>
            <text:p text:style-name="P13"><text:span text:style-name="T92">type </text:span><text:span text:style-name="T94">Bird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3"/>// пользовательский тип </text:span><text:span text:style-name="T94">Bird</text:span></text:p>
            <text:p text:style-name="P13"><text:span text:style-name="T92">func (b *</text:span><text:span text:style-name="T94">Bird</text:span><text:span text:style-name="T92">)</text:span><text:span text:style-name="T94">fly</text:span><text:span text:style-name="T92">() string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удовлетворяет интерфейсу </text:span><text:span text:style-name="T94">Flyer</text:span></text:p>
            <text:p text:style-name="P13"><text:span text:style-name="T92"><text:s text:c="4"/></text:span><text:span text:style-name="T92">return "flying..."</text:span></text:p>
            <text:p text:style-name="P13"><text:span text:style-name="T92">}</text:span></text:p>
            <text:p text:style-name="P13"><text:span text:style-name="T92">type </text:span><text:span text:style-name="T94">Penguin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// пользовательский тип </text:span><text:span text:style-name="T94">Penguin</text:span></text:p>
            <text:p text:style-name="P13"><text:span text:style-name="T92">func (f *</text:span><text:span text:style-name="T94">Penguin</text:span><text:span text:style-name="T92">)</text:span><text:span text:style-name="T94">swim</text:span><text:span text:style-name="T92">() string { return "swimming..." } // удовлетворяет сразу</text:span></text:p>
            <text:p text:style-name="P13"><text:span text:style-name="T92">func (b *</text:span><text:span text:style-name="T94">Penguin</text:span><text:span text:style-name="T92">)</text:span><text:span text:style-name="T176">fly</text:span><text:span text:style-name="T177">()</text:span><text:span text:style-name="T92"> string { return "can’t fly!" } <text:s text:c="2"/>// двум интерфейсам</text:span></text:p>
            <text:p text:style-name="P13"><text:span text:style-name="T92"/></text:p>
            <text:p text:style-name="P13"><text:span text:style-name="T92"><text:tab/></text:span><text:span text:style-name="T92">var s = </text:span><text:span text:style-name="T94">Bird</text:span><text:span text:style-name="T92">{"Sparrow"}</text:span></text:p>
            <text:p text:style-name="P13"><text:span text:style-name="T103"><text:tab/></text:span><text:span text:style-name="T103">var p = </text:span><text:span text:style-name="T131">Penguin</text:span><text:span text:style-name="T103">{"Gentoo"}</text:span></text:p>
            <text:p text:style-name="P13"><text:span text:style-name="T103"><text:tab/></text:span><text:span text:style-name="T103">birds := []</text:span><text:span text:style-name="T178">Flyer</text:span><text:span text:style-name="T103">{&amp;s, &amp;p, &amp;Bird{"Dove"}}</text:span><text:span text:style-name="T103"><text:tab/></text:span><text:span text:style-name="T103">// </text:span><text:span text:style-name="T131">Flyer</text:span><text:span text:style-name="T103"> — это тип данных <text:s/></text:span></text:p>
            <text:p text:style-name="P13"><text:span text:style-name="T92"><text:tab/></text:span><text:span text:style-name="T92">for _, b := range birds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polymorphism</text:span></text:p>
            <text:p text:style-name="P13"><text:span text:style-name="T92"><text:s text:c="4"/></text:span><text:span text:style-name="T92"><text:tab/></text:span><text:span text:style-name="T92"><text:tab/></text:span><text:span text:style-name="T92">fmt.Println(b, b.</text:span><text:span text:style-name="T177">fly()</text:span><text:span text:style-name="T92">)</text:span></text:p>
            <text:p text:style-name="P13"><text:span text:style-name="T92"><text:tab/></text:span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1" draw:text-style-name="P56" draw:layer="layout" svg:width="26.8cm" svg:height="13.156cm" svg:x="0.6cm" svg:y="2.1cm">
          <draw:text-box>
            <text:p text:style-name="P13"><text:span text:style-name="T123">// чтобы отсортировать список, нужно 3 функции</text:span></text:p>
            <text:p text:style-name="P13"><text:span text:style-name="T123">type </text:span><text:span text:style-name="T179">sortable</text:span><text:span text:style-name="T123"> interface {</text:span></text:p>
            <text:p text:style-name="P13"><text:span text:style-name="T123"><text:tab/></text:span><text:span text:style-name="T180">Len</text:span><text:span text:style-name="T123">() int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// узнать длину списка</text:span></text:p>
            <text:p text:style-name="P13"><text:span text:style-name="T123"><text:tab/></text:span><text:span text:style-name="T180">LessEqual</text:span><text:span text:style-name="T123">(i, j int) bool</text:span><text:span text:style-name="T123"><text:tab/></text:span><text:span text:style-name="T123"><text:tab/></text:span><text:span text:style-name="T123">// сравнить элементы</text:span></text:p>
            <text:p text:style-name="P13"><text:span text:style-name="T123"><text:tab/></text:span><text:span text:style-name="T180">Swap</text:span><text:span text:style-name="T123">(i, j int)</text:span><text:span text:style-name="T123"><text:tab/></text:span><text:span text:style-name="T123"><text:tab/></text:span><text:span text:style-name="T123"><text:tab/></text:span><text:span text:style-name="T123"><text:tab/></text:span><text:span text:style-name="T123">// поменять элементы местами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type </text:span><text:span text:style-name="T180">ListOfIntegers</text:span><text:span text:style-name="T123"> []int</text:span></text:p>
            <text:p text:style-name="P13"><text:span text:style-name="T123">func (l ListOfIntegers) </text:span><text:span text:style-name="T180">Len</text:span><text:span text:style-name="T123">() int { return len(l) }</text:span></text:p>
            <text:p text:style-name="P13"><text:span text:style-name="T123">func (l ListOfIntegers) </text:span><text:span text:style-name="T180">LessEqual</text:span><text:span text:style-name="T123">(i, j int) bool { return l[i] &lt;= l[j] }</text:span></text:p>
            <text:p text:style-name="P13"><text:span text:style-name="T123">func (l ListOfIntegers) </text:span><text:span text:style-name="T180">Swap</text:span><text:span text:style-name="T123">(i, j int) { l[i], l[j] = l[j], l[i]; return }</text:span></text:p>
            <text:p text:style-name="P13"><text:span text:style-name="T123"/></text:p>
            <text:p text:style-name="P13"><text:span text:style-name="T123">func sortIntegers() {</text:span></text:p>
            <text:p text:style-name="P13"><text:span text:style-name="T123"><text:tab/></text:span><text:span text:style-name="T123">list := ListOfIntegers{123, 789, 234, 987, 345, 890, 567, 678, 456, 876, 765, 654, 543, 432, 321}</text:span></text:p>
            <text:p text:style-name="P13"><text:span text:style-name="T123"><text:tab/></text:span><text:span text:style-name="T123">QuickSort(list, true)</text:span><text:span text:style-name="T123"><text:tab/></text:span><text:span text:style-name="T123"><text:tab/></text:span><text:span text:style-name="T123">// func QuickSort(s </text:span><text:span text:style-name="T179">sortable</text:span><text:span text:style-name="T123">, isAscending bool) { /* ... */ }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type vampires []vampire</text:span></text:p>
            <text:p text:style-name="P13"><text:span text:style-name="T123">type vampire struct {</text:span></text:p>
            <text:p text:style-name="P13"><text:span text:style-name="T123"><text:tab/></text:span><text:span text:style-name="T123">name <text:s text:c="8"/>string</text:span></text:p>
            <text:p text:style-name="P13"><text:span text:style-name="T123"><text:tab/></text:span><text:span text:style-name="T123">prefersWomen bool</text:span></text:p>
            <text:p text:style-name="P13"><text:span text:style-name="T123"><text:tab/></text:span><text:span text:style-name="T123">killCount <text:s text:c="3"/>int</text:span></text:p>
            <text:p text:style-name="P13"><text:span text:style-name="T123">}</text:span></text:p>
            <text:p text:style-name="P13"><text:span text:style-name="T123">func (v vampires) LessEqual(i, j int) bool { return v[i].killCount &lt;= v[j].killCount }</text:span></text:p>
            <text:p text:style-name="P13"><text:span text:style-name="T123">func (v vampires) Len() int { return len(v) }</text:span></text:p>
            <text:p text:style-name="P13"><text:span text:style-name="T123">func (v vampires) Swap(i, j int) { v[i], v[j] = v[j], v[i] }</text:span></text:p>
            <text:p text:style-name="P13"><text:span text:style-name="T123"/></text:p>
            <text:p text:style-name="P13"><text:span text:style-name="T123">var vampz vampires = vampires{vampire{"Dracula", true, 100001}, </text:span><text:span text:style-name="T123"><text:tab/></text:span><text:span text:style-name="T123">vampire{"Sava Savanović", false, 3}}</text:span></text:p>
            <text:p text:style-name="P13"><text:span text:style-name="T12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6" draw:layer="layout" svg:width="26.8cm" svg:height="13.601cm" svg:x="0.6cm" svg:y="2.1cm">
          <draw:text-box>
            <text:p text:style-name="P13"><text:span text:style-name="T123">var ascending bool</text:span><text:span text:style-name="T123"><text:tab/></text:span><text:span text:style-name="T123">// Determines the order of the resulting array</text:span></text:p>
            <text:p text:style-name="P13"><text:span text:style-name="T123"/></text:p>
            <text:p text:style-name="P13"><text:span text:style-name="T123">// QuickSort sorts using the QuickSort algorithm</text:span></text:p>
            <text:p text:style-name="P13"><text:span text:style-name="T123">func QuickSort(s sortable, isAscending bool) {</text:span></text:p>
            <text:p text:style-name="P13"><text:span text:style-name="T123"><text:tab/></text:span><text:span text:style-name="T123">ascending = !isAscending</text:span></text:p>
            <text:p text:style-name="P13"><text:span text:style-name="T123"><text:tab/></text:span><text:span text:style-name="T123">sort(s, 0, s.Len()-1)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func sort(s sortable, start, end int) {</text:span></text:p>
            <text:p text:style-name="P13"><text:span text:style-name="T123"><text:tab/></text:span><text:span text:style-name="T123">if start &gt;= end {</text:span></text:p>
            <text:p text:style-name="P13"><text:span text:style-name="T123"><text:tab/></text:span><text:span text:style-name="T123"><text:tab/></text:span><text:span text:style-name="T123">return</text:span></text:p>
            <text:p text:style-name="P13"><text:span text:style-name="T123"><text:tab/></text:span><text:span text:style-name="T123">}</text:span></text:p>
            <text:p text:style-name="P13"><text:span text:style-name="T123"><text:tab/></text:span><text:span text:style-name="T123">pivot := partition(s, start, end)</text:span></text:p>
            <text:p text:style-name="P13"><text:span text:style-name="T123"><text:tab/></text:span><text:span text:style-name="T123">sort(s, start, pivot-1)</text:span></text:p>
            <text:p text:style-name="P13"><text:span text:style-name="T123"><text:tab/></text:span><text:span text:style-name="T123">sort(s, pivot+1, end)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func partition(s sortable, start, end int) int {</text:span></text:p>
            <text:p text:style-name="P13"><text:span text:style-name="T123"><text:tab/></text:span><text:span text:style-name="T123">pivot := end</text:span></text:p>
            <text:p text:style-name="P13"><text:span text:style-name="T123"><text:tab/></text:span><text:span text:style-name="T123">partitionIndex := start</text:span></text:p>
            <text:p text:style-name="P13"><text:span text:style-name="T123"><text:tab/></text:span><text:span text:style-name="T123">for current := start; current &lt; end; current++ {</text:span></text:p>
            <text:p text:style-name="P13"><text:span text:style-name="T123"><text:tab/></text:span><text:span text:style-name="T123"><text:tab/></text:span><text:span text:style-name="T123">if (!ascending &amp;&amp; s.LessEqual(current, pivot)) || (ascending &amp;&amp; !s.LessEqual(current, pivot)) {</text:span></text:p>
            <text:p text:style-name="P13"><text:span text:style-name="T123"><text:tab/></text:span><text:span text:style-name="T123"><text:tab/></text:span><text:span text:style-name="T123"><text:tab/></text:span><text:span text:style-name="T123">s.Swap(current, partitionIndex)</text:span></text:p>
            <text:p text:style-name="P13"><text:span text:style-name="T123"><text:tab/></text:span><text:span text:style-name="T123"><text:tab/></text:span><text:span text:style-name="T123"><text:tab/></text:span><text:span text:style-name="T123">partitionIndex++</text:span></text:p>
            <text:p text:style-name="P13"><text:span text:style-name="T123"><text:tab/></text:span><text:span text:style-name="T123"><text:tab/></text:span><text:span text:style-name="T123">}</text:span></text:p>
            <text:p text:style-name="P13"><text:span text:style-name="T123"><text:tab/></text:span><text:span text:style-name="T123">}</text:span></text:p>
            <text:p text:style-name="P13"><text:span text:style-name="T123"><text:tab/></text:span><text:span text:style-name="T123">s.Swap(partitionIndex, pivot)</text:span></text:p>
            <text:p text:style-name="P13"><text:span text:style-name="T123"><text:tab/></text:span><text:span text:style-name="T123">return partitionIndex</text:span></text:p>
            <text:p text:style-name="P13"><text:span text:style-name="T123">}</text:span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0">Go</text:span><text:span text:style-name="T60">задачность</text:span></text:p>
          </draw:text-box>
        </draw:frame>
        <draw:frame draw:style-name="gr63" draw:text-style-name="P54" draw:layer="layout" svg:width="26.8cm" svg:height="13.1cm" svg:x="0.6cm" svg:y="2.1cm">
          <draw:text-box>
            <text:p text:style-name="P13"><text:span text:style-name="T170">CSP (communicating sequential processes)</text:span></text:p>
            <text:p text:style-name="P13"><text:span text:style-name="T170"/></text:p>
            <text:p text:style-name="P13"><text:span text:style-name="T170">Goroutines</text:span></text:p>
            <text:p text:style-name="P13"><text:span text:style-name="T170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57"/></text:p>
            <text:p text:style-name="P13"><text:span text:style-name="T157"/></text:p>
            <text:p text:style-name="P13"><text:span text:style-name="T157"/></text:p>
            <text:p text:style-name="P13"><text:span text:style-name="T163">channel</text:span><text:span text:style-name="T161"> ~ канал: </text:span></text:p>
            <text:p text:style-name="P13"><text:span text:style-name="T161"><text:tab/></text:span><text:span text:style-name="T161"><text:tab/></text:span><text:span text:style-name="T163">chan</text:span><text:span text:style-name="T161"> </text:span><text:span text:style-name="T166">ch</text:span></text:p>
            <text:p text:style-name="P13"><text:span text:style-name="T157"/></text:p>
            <text:p text:style-name="P13"><text:span text:style-name="T15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5" draw:text-style-name="P41" draw:layer="layout" svg:width="26.8cm" svg:height="13.1cm" svg:x="0.6cm" svg:y="2.1cm">
          <draw:text-box>
            <text:p text:style-name="P13"><text:span text:style-name="T103"><text:tab/></text:span><text:span text:style-name="T133">go</text:span><text:span text:style-name="T103"> </text:span><text:span text:style-name="T131">command</text:span><text:span text:style-name="T103"> [</text:span><text:span text:style-name="T131">arguments...</text:span><text:span text:style-name="T103">]</text:span></text:p>
            <text:p text:style-name="P13"><text:span text:style-name="T103">The </text:span><text:span text:style-name="T131">commands</text:span><text:span text:style-name="T103"> are:</text:span></text:p>
            <text:p text:style-name="P13"><text:span text:style-name="T103"><text:tab/></text:span><text:span text:style-name="T103">bug <text:s text:c="8"/>start a bug report</text:span></text:p>
            <text:p text:style-name="P13"><text:span text:style-name="T103"><text:tab/></text:span><text:span text:style-name="T133">build</text:span><text:span text:style-name="T103"> <text:s text:c="6"/>compile packages and dependencies</text:span></text:p>
            <text:p text:style-name="P13"><text:span text:style-name="T103"><text:tab/></text:span><text:span text:style-name="T103">clean <text:s text:c="6"/>remove object files and cached files</text:span></text:p>
            <text:p text:style-name="P13"><text:span text:style-name="T103"><text:tab/></text:span><text:span text:style-name="T133">doc</text:span><text:span text:style-name="T103"> <text:s text:c="8"/>show documentation for package or symbol</text:span></text:p>
            <text:p text:style-name="P13"><text:span text:style-name="T103"><text:tab/></text:span><text:span text:style-name="T103">env <text:s text:c="8"/>print Go environment information</text:span></text:p>
            <text:p text:style-name="P13"><text:span text:style-name="T103"><text:tab/></text:span><text:span text:style-name="T103">fix <text:s text:c="8"/>update packages to use new APIs</text:span></text:p>
            <text:p text:style-name="P13"><text:span text:style-name="T103"><text:tab/></text:span><text:span text:style-name="T133">fmt</text:span><text:span text:style-name="T103"> <text:s text:c="8"/>gofmt (reformat) package sources</text:span></text:p>
            <text:p text:style-name="P13"><text:span text:style-name="T103"><text:tab/></text:span><text:span text:style-name="T103">generate <text:s text:c="3"/>generate Go files by processing source</text:span></text:p>
            <text:p text:style-name="P13"><text:span text:style-name="T103"><text:tab/></text:span><text:span text:style-name="T133">get</text:span><text:span text:style-name="T103"> <text:s text:c="8"/>add dependencies to current module and install them</text:span></text:p>
            <text:p text:style-name="P13"><text:span text:style-name="T103"><text:tab/></text:span><text:span text:style-name="T133">install</text:span><text:span text:style-name="T103"> <text:s text:c="4"/>compile and install packages and dependencies</text:span></text:p>
            <text:p text:style-name="P13"><text:span text:style-name="T103"><text:tab/></text:span><text:span text:style-name="T103">list <text:s text:c="7"/>list packages or modules</text:span></text:p>
            <text:p text:style-name="P13"><text:span text:style-name="T103"><text:tab/></text:span><text:span text:style-name="T133">mod</text:span><text:span text:style-name="T103"> <text:s text:c="8"/>module maintenance</text:span></text:p>
            <text:p text:style-name="P13"><text:span text:style-name="T103"><text:tab/></text:span><text:span text:style-name="T103">work <text:s text:c="7"/>workspace maintenance</text:span></text:p>
            <text:p text:style-name="P13"><text:span text:style-name="T103"><text:tab/></text:span><text:span text:style-name="T133">run</text:span><text:span text:style-name="T103"> <text:s text:c="8"/>compile and run Go program</text:span></text:p>
            <text:p text:style-name="P13"><text:span text:style-name="T103"><text:tab/></text:span><text:span text:style-name="T103">telemetry <text:s text:c="2"/>manage telemetry data and settings</text:span></text:p>
            <text:p text:style-name="P13"><text:span text:style-name="T103"><text:tab/></text:span><text:span text:style-name="T133">test</text:span><text:span text:style-name="T103"> <text:s text:c="7"/>test packages</text:span></text:p>
            <text:p text:style-name="P13"><text:span text:style-name="T103"><text:tab/></text:span><text:span text:style-name="T103">tool <text:s text:c="7"/>run specified go tool</text:span></text:p>
            <text:p text:style-name="P13"><text:span text:style-name="T103"><text:tab/></text:span><text:span text:style-name="T103">version <text:s text:c="4"/>print Go version</text:span></text:p>
            <text:p text:style-name="P13"><text:span text:style-name="T103"><text:tab/></text:span><text:span text:style-name="T10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66" draw:text-style-name="P41" draw:layer="layout" svg:width="26.8cm" svg:height="13.1cm" svg:x="0.6cm" svg:y="2.1cm">
          <draw:text-box>
            <text:p text:style-name="P13"><text:span text:style-name="T103"><text:tab/></text:span><text:span text:style-name="T133">go tool</text:span><text:span text:style-name="T103"> [-n] </text:span><text:span text:style-name="T131">command</text:span><text:span text:style-name="T103"> [</text:span><text:span text:style-name="T131">arguments</text:span><text:span text:style-name="T103">...]</text:span></text:p>
            <text:p text:style-name="P13"><text:span text:style-name="T92">Команды:</text:span></text:p>
            <text:p text:style-name="P13"><text:span text:style-name="T181">addr2line</text:span><text:span text:style-name="T92"> reads hex addresses and prints name of function &amp; the file:line of source code</text:span></text:p>
            <text:p text:style-name="P13"><text:span text:style-name="T181">asm</text:span><text:span text:style-name="T92"><text:tab/></text:span><text:span text:style-name="T92"> <text:s text:c="5"/>assembles </text:span><text:span text:style-name="T94">x.go</text:span><text:span text:style-name="T92"> into </text:span><text:span text:style-name="T94">x.o</text:span><text:span text:style-name="T92"> to be combined with other objects into package archive</text:span></text:p>
            <text:p text:style-name="P13"><text:span text:style-name="T181">buildid</text:span><text:span text:style-name="T92"> <text:s text:c="2"/>prints or rewrites (with -w option) the build ID found in the named file </text:span></text:p>
            <text:p text:style-name="P13"><text:span text:style-name="T181">cgo</text:span><text:span text:style-name="T92"> <text:s text:c="6"/>преобразует исходные Go файлы в несколько исходных Go и C файлов</text:span></text:p>
            <text:p text:style-name="P13"><text:span text:style-name="T181">compile</text:span><text:span text:style-name="T92"> <text:s text:c="2"/>compiles Go package files and writes a single object file </text:span></text:p>
            <text:p text:style-name="P13"><text:span text:style-name="T181">covdata</text:span><text:span text:style-name="T92"> <text:s text:c="2"/>generates reports from 2nd-generation coverage testing output files</text:span></text:p>
            <text:p text:style-name="P13"><text:span text:style-name="T181">cover</text:span><text:span text:style-name="T92"> <text:s text:c="4"/>analyzes the coverage profiles generated by 'go test -coverprofile=cover.out'</text:span></text:p>
            <text:p text:style-name="P13"><text:span text:style-name="T181">Doc</text:span><text:span text:style-name="T92"> <text:s text:c="6"/>== go doc</text:span></text:p>
            <text:p text:style-name="P13"><text:span text:style-name="T181">fix</text:span><text:span text:style-name="T92"> <text:s text:c="6"/>finds Go programs that use old APIs and rewrites them to use newer ones</text:span></text:p>
            <text:p text:style-name="P13"><text:span text:style-name="T181">link</text:span><text:span text:style-name="T92"> <text:s text:c="5"/>reads main object and dependencies &amp; combines them into an executable binary </text:span></text:p>
            <text:p text:style-name="P13"><text:span text:style-name="T181">nm</text:span><text:span text:style-name="T92"> <text:s text:c="7"/>lists the symbols defined or used by an object file, archive, or executable</text:span></text:p>
            <text:p text:style-name="P13"><text:span text:style-name="T181">objdump</text:span><text:span text:style-name="T92"> <text:s text:c="2"/>disassembles executable files</text:span></text:p>
            <text:p text:style-name="P13"><text:span text:style-name="T181">pack</text:span><text:span text:style-name="T92"> <text:s text:c="5"/>simple version of the traditional Unix </text:span><text:span text:style-name="T94">ar</text:span><text:span text:style-name="T92"> tool with operations needed by Go</text:span></text:p>
            <text:p text:style-name="P13"><text:span text:style-name="T181">pprof</text:span><text:span text:style-name="T92"> <text:s text:c="4"/>interprets and displays profiles of Go programs</text:span></text:p>
            <text:p text:style-name="P13"><text:span text:style-name="T181">preprofile</text:span><text:span text:style-name="T92"> creates an intermediate representation of a pprof profile for use during PGO</text:span></text:p>
            <text:p text:style-name="P13"><text:span text:style-name="T181">test2json</text:span><text:span text:style-name="T92"> converts go test output to a machine-readable JSON stream</text:span></text:p>
            <text:p text:style-name="P13"><text:span text:style-name="T181">trace</text:span><text:span text:style-name="T92"> <text:s text:c="4"/>a tool for viewing trace files generated with </text:span><text:span text:style-name="T181">go test -trace</text:span></text:p>
            <text:p text:style-name="P13"><text:span text:style-name="T181">vet</text:span><text:span text:style-name="T92"> <text:s text:c="6"/>examines Go source code and reports suspicious constructs</text:span></text:p>
            <text:p text:style-name="P13"><text:span text:style-name="T103"><text:s text:c="30"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67" draw:text-style-name="P54" draw:layer="layout" svg:width="26.8cm" svg:height="13.1cm" svg:x="0.6cm" svg:y="2.1cm">
          <draw:text-box>
            <text:p text:style-name="P13"><text:span text:style-name="T173"/></text:p>
            <text:p text:style-name="P13"><text:span text:style-name="T182"><text:a xlink:href="https://go.dev/wiki/IDEsAndTextEditorPlugins" xlink:type="simple">▲ IDEs And Text Editor Plugins @ go.dev</text:a></text:span><text:span text:style-name="T182">:</text:span></text:p>
            <text:p text:style-name="P13"><text:span text:style-name="T182"/></text:p>
            <text:list text:style-name="L1">
              <text:list-item>
                <text:p text:style-name="P13"><text:span text:style-name="T183">Visual Studio Code</text:span><text:span text:style-name="T182"> + plug-in (Microsoft)</text:span></text:p>
              </text:list-item>
              <text:list-item>
                <text:p text:style-name="P13"><text:span text:style-name="T183">GoLand</text:span><text:span text:style-name="T182"> (JetBrains)</text:span></text:p>
              </text:list-item>
              <text:list-item>
                <text:p text:style-name="P13"><text:span text:style-name="T183">LiteIDE</text:span><text:span text:style-name="T182"> (open source and cross-platform Go IDE)</text:span></text:p>
              </text:list-item>
              <text:list-item>
                <text:p text:style-name="P13"><text:span text:style-name="T183">jEdit</text:span><text:span text:style-name="T182"> (open-source, cross-platform text editor: Java)</text:span></text:p>
              </text:list-item>
              <text:list-item>
                <text:p text:style-name="P13"><text:span text:style-name="T183">Komodo IDE</text:span><text:span text:style-name="T182"> (cross-platform IDE with built-in Go support)</text:span></text:p>
              </text:list-item>
              <text:list-item>
                <text:p text:style-name="P13"><text:span text:style-name="T183">Komodo Edit</text:span><text:span text:style-name="T182"> + plug-in (cross-platform text editor)</text:span></text:p>
              </text:list-item>
              <text:list-item>
                <text:p text:style-name="P13"><text:span text:style-name="T183">Geany</text:span><text:span text:style-name="T182"> (cross-platform programmer's text editor)</text:span></text:p>
              </text:list-item>
              <text:list-item>
                <text:p text:style-name="P13"><text:span text:style-name="T183">Notepad++</text:span><text:span text:style-name="T182"> (text &amp; source code editor: Windows)</text:span></text:p>
              </text:list-item>
              <text:list-item>
                <text:p text:style-name="P13"><text:span text:style-name="T183">Kate</text:span><text:span text:style-name="T182"> (cross-platform text editor with Go support out-of-the-box: KDE)</text:span></text:p>
              </text:list-item>
              <text:list-item>
                <text:p text:style-name="P13"><text:span text:style-name="T183">Sublime Text</text:span><text:span text:style-name="T182"> (commercial text editor: macOS, Windows, Linux)</text:span></text:p>
              </text:list-item>
              <text:list-item>
                <text:p text:style-name="P13"><text:span text:style-name="T183">TextMate</text:span><text:span text:style-name="T182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68" draw:text-style-name="P54" draw:layer="layout" svg:width="26.8cm" svg:height="13.1cm" svg:x="0.6cm" svg:y="2.1cm">
          <draw:text-box>
            <text:p text:style-name="P13"><text:span text:style-name="T184">Области </text:span><text:span text:style-name="T184"><text:a xlink:href="https://github.com/avelino/awesome-go" xlink:type="simple">применения ▲</text:a></text:span><text:span text:style-name="T184"><text:s/>Go:</text:span></text:p>
            <text:list text:style-name="L1">
              <text:list-item>
                <text:p text:style-name="P57"><text:span text:style-name="T185"><text:a xlink:href="https://go.dev/solutions/devops" xlink:type="simple">DevOps &amp; SRE ▲</text:a></text:span><text:span text:style-name="T185"><text:s/>(Development Operations &amp; Site Reliability Engineering)</text:span></text:p>
              </text:list-item>
              <text:list-item>
                <text:p text:style-name="P57"><text:span text:style-name="T185"><text:a xlink:href="https://go.dev/solutions/cloud" xlink:type="simple">Cloud &amp; Distributed Network Services ▲</text:a></text:span><text:span text:style-name="T185"><text:s/></text:span></text:p>
              </text:list-item>
              <text:list-item>
                <text:p text:style-name="P57"><text:span text:style-name="T170"><text:a xlink:href="https://go.dev/solutions/webdev" xlink:type="simple">Web Development ▲</text:a></text:span><text:span text:style-name="T170"><text:s/>(frameworks, toolkits, engines, servers)</text:span></text:p>
              </text:list-item>
              <text:list-item>
                <text:p text:style-name="P57"><text:span text:style-name="T185"><text:a xlink:href="https://go.dev/solutions/clis" xlink:type="simple">System Automation &amp; CLIs ▲</text:a></text:span><text:span text:style-name="T185">, Utilities &amp; Stand-Alone Tools </text:span></text:p>
              </text:list-item>
            </text:list>
            <text:p text:style-name="P13"><text:span text:style-name="T186">Software на Go:</text:span></text:p>
            <text:p text:style-name="P18"><text:span text:style-name="T173"><text:tab/></text:span><text:span text:style-name="T173">Allegro </text:span><text:span text:style-name="T187">(eCommerce)</text:span><text:span text:style-name="T173">, AmneziaWG, </text:span><text:span text:style-name="T172">AKS</text:span><text:span text:style-name="T173"> [Azure Container Service] @ Microsoft, AresDB </text:span><text:span text:style-name="T187">@ Uber</text:span><text:span text:style-name="T173">, Buffalo </text:span><text:span text:style-name="T187">(web framework)</text:span><text:span text:style-name="T173">, Caddy </text:span><text:span text:style-name="T187">(web server)</text:span><text:span text:style-name="T173">, CockroachDB, Digger </text:span><text:span text:style-name="T187">(IaC)</text:span><text:span text:style-name="T173">, </text:span><text:span text:style-name="T172">Docker</text:span><text:span text:style-name="T173">, Drone </text:span><text:span text:style-name="T187">(CD)</text:span><text:span text:style-name="T173">, </text:span><text:span text:style-name="T172">DropBox</text:span><text:span text:style-name="T173"> </text:span><text:span text:style-name="T187">(backend)</text:span><text:span text:style-name="T173">, ent </text:span><text:span text:style-name="T187">@ Meta</text:span><text:span text:style-name="T173">, Flamingo </text:span><text:span text:style-name="T187">(web framework)</text:span><text:span text:style-name="T173">, Gin </text:span><text:span text:style-name="T187">(web framework), </text:span><text:span text:style-name="T173">Gitlab Runner, </text:span><text:span text:style-name="T172">Google Cloud</text:span><text:span text:style-name="T173">, Gorilla </text:span><text:span text:style-name="T187">(web toolkit)</text:span><text:span text:style-name="T173">, </text:span><text:span text:style-name="T172">Grafana</text:span><text:span text:style-name="T173">, Hugo </text:span><text:span text:style-name="T187">(website engine)</text:span><text:span text:style-name="T173">, InfluxDB, JuiceFS, </text:span><text:span text:style-name="T172">Kubernetes</text:span><text:span text:style-name="T173">, LXD </text:span><text:span text:style-name="T187">@ Canonical</text:span><text:span text:style-name="T173">, Mattermost </text:span><text:span text:style-name="T187">(messaging platform), </text:span><text:span text:style-name="T173">Monzo </text:span><text:span text:style-name="T187">(banking app)</text:span><text:span text:style-name="T173">, </text:span><text:span text:style-name="T172">Ollama</text:span><text:span text:style-name="T173"> (89%), </text:span><text:span text:style-name="T172">PayPal</text:span><text:span text:style-name="T173">, </text:span><text:span text:style-name="T172">Prometheus</text:span><text:span text:style-name="T173"> </text:span><text:span text:style-name="T187">(monitoring &amp; alerting toolkit)</text:span><text:span text:style-name="T173">, Rend </text:span><text:span text:style-name="T187">(large scale data caching @ Netflix)</text:span><text:span text:style-name="T173">, </text:span><text:span text:style-name="T172">SoundCloud</text:span><text:span text:style-name="T173">, Soundscape </text:span><text:span text:style-name="T187">(music streaming server)</text:span><text:span text:style-name="T173">, Terraform </text:span><text:span text:style-name="T187">(IaC)</text:span><text:span text:style-name="T173">, Timesheets </text:span><text:span text:style-name="T187">(project management), </text:span><text:span text:style-name="T173">Twitch </text:span><text:span text:style-name="T187">(live-streaming)</text:span><text:span text:style-name="T173">, VITESS </text:span><text:span text:style-name="T187">@ YouTube</text:span><text:span text:style-name="T173">, </text:span><text:span text:style-name="T172">Zabbix</text:span><text:span text:style-name="T173"> agent2, …</text:span></text:p>
            <text:p text:style-name="P18"><text:span text:style-name="T173"/></text:p>
            <text:p text:style-name="P13"><text:span text:style-name="T173"><text:a xlink:href="https://medevel.com/golang-apps-6729/#gsc.tab=0" xlink:type="simple">Top 60+ Open-source Apps Written with Golang in 2024 ▲</text:a></text:span><text:span text:style-name="T173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TinyGo</text:span><text:span text:style-name="T60"> </text:span></text:p>
          </draw:text-box>
        </draw:frame>
        <draw:frame draw:style-name="gr69" draw:text-style-name="P54" draw:layer="layout" svg:width="26.8cm" svg:height="13.1cm" svg:x="0.6cm" svg:y="2.1cm">
          <draw:text-box>
            <text:p text:style-name="P13"><text:span text:style-name="T170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0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1" draw:text-style-name="P59" draw:layer="layout" svg:width="8.4cm" svg:height="2.501cm" svg:x="19.2cm" svg:y="12.8cm">
          <text:p text:style-name="P58"><text:span text:style-name="T137">Наверное, это последний язык, </text:span></text:p>
          <text:p text:style-name="P58"><text:span text:style-name="T137">разработанный «классиками»,</text:span></text:p>
          <text:p text:style-name="P58"><text:span text:style-name="T13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8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Ссылки </text:span><text:span text:style-name="T190">▲</text:span></text:p>
          </draw:text-box>
        </draw:frame>
        <draw:frame draw:style-name="gr74" draw:text-style-name="P61" draw:layer="layout" svg:width="26.4cm" svg:height="13.151cm" svg:x="0.8cm" svg:y="2.127cm">
          <draw:text-box>
            <text:list text:style-name="L1">
              <text:list-item>
                <text:p text:style-name="P60"><text:span text:style-name="T149"><text:a xlink:href="https://go.dev/" xlink:type="simple">go.dev/</text:a></text:span><text:span text:style-name="T149"><text:s text:c="35"/></text:span><text:span text:style-name="T191"><text:s text:c="4"/>// Официальный сайт языка</text:span></text:p>
              </text:list-item>
              <text:list-item>
                <text:p text:style-name="P60"><text:span text:style-name="T149"><text:a xlink:href="https://go.dev/play/" xlink:type="simple">go.dev/play/</text:a></text:span><text:span text:style-name="T142"><text:s text:c="30"/></text:span><text:span text:style-name="T191"><text:s text:c="4"/>// Go Playground ~ выполнение в браузере</text:span></text:p>
              </text:list-item>
              <text:list-item>
                <text:p text:style-name="P60"><text:span text:style-name="T149"><text:a xlink:href="https://go.dev/ref/spec" xlink:type="simple">go.dev/ref/spec</text:a></text:span><text:span text:style-name="T149"><text:s text:c="27"/></text:span><text:span text:style-name="T191"><text:s text:c="4"/></text:span><text:span text:style-name="T192">// Спецификация языка</text:span></text:p>
              </text:list-item>
              <text:list-item>
                <text:p text:style-name="P60"><text:span text:style-name="T149"><text:a xlink:href="https://go.dev/doc/" xlink:type="simple">go.dev/doc/</text:a></text:span><text:span text:style-name="T142"><text:s text:c="31"/></text:span><text:span text:style-name="T191"><text:s text:c="4"/>// Документация</text:span></text:p>
              </text:list-item>
              <text:list-item>
                <text:p text:style-name="P60"><text:span text:style-name="T149"><text:a xlink:href="https://go.dev/doc/code" xlink:type="simple">go.dev/doc/code</text:a></text:span><text:span text:style-name="T142"><text:s text:c="27"/></text:span><text:span text:style-name="T191"><text:s text:c="4"/>// How to Write Go Code</text:span></text:p>
              </text:list-item>
              <text:list-item>
                <text:p text:style-name="P60"><text:span text:style-name="T149"><text:a xlink:href="https://pkg.go.dev/std" xlink:type="simple">pkg.go.dev/std</text:a></text:span><text:span text:style-name="T149"><text:s text:c="20"/></text:span><text:span text:style-name="T142"><text:s text:c="8"/></text:span><text:span text:style-name="T191"><text:s text:c="4"/>// стандартная библиотека</text:span></text:p>
              </text:list-item>
              <text:list-item>
                <text:p text:style-name="P18"><text:span text:style-name="T149"><text:a xlink:href="https://gobyexample.com/" xlink:type="simple">gobyexample.com</text:a></text:span><text:span text:style-name="T142"><text:s text:c="27"/></text:span><text:span text:style-name="T191"><text:s text:c="4"/>// Go в примерах</text:span></text:p>
              </text:list-item>
              <text:list-item>
                <text:p text:style-name="P18"><text:span text:style-name="T192"><text:a xlink:href="https://go.dev/doc/modules/layout" xlink:type="simple">go.dev/doc/modules/layout</text:a></text:span><text:span text:style-name="T191"><text:s text:c="21"/>// Структура каталогов</text:span></text:p>
              </text:list-item>
              <text:list-item>
                <text:p text:style-name="P18"><text:span text:style-name="T149"><text:a xlink:href="https://github.com/golang-standards/project-layout/blob/master/README_ru.md" xlink:type="simple">github.com/golang-standards/project-layout</text:a></text:span><text:span text:style-name="T142"><text:s text:c="4"/>// </text:span><text:span text:style-name="T191">Стандартный макет [большого] Go проекта</text:span></text:p>
              </text:list-item>
            </text:list>
            <text:p text:style-name="P60"><text:span text:style-name="T191"/></text:p>
            <text:list text:continue-numbering="true" text:style-name="L1">
              <text:list-item>
                <text:p text:style-name="P60"><text:span text:style-name="T149"><text:a xlink:href="https://tour.golang.org/" xlink:type="simple">tour.golang.org</text:a></text:span><text:span text:style-name="T142"><text:s text:c="27"/></text:span><text:span text:style-name="T191"><text:s text:c="4"/>// Экскурсия по возможностям Go</text:span></text:p>
              </text:list-item>
              <text:list-item>
                <text:p text:style-name="P60"><text:span text:style-name="T149"><text:a xlink:href="https://golangdocs.com/" xlink:type="simple">golangdocs.com</text:a></text:span><text:span text:style-name="T142"><text:s text:c="28"/></text:span><text:span text:style-name="T191"><text:s text:c="4"/>// примеры конструкций</text:span></text:p>
              </text:list-item>
              <text:list-item>
                <text:p text:style-name="P60"><text:span text:style-name="T192"><text:a xlink:href="https://appliedgo.net/why-go/" xlink:type="simple">appliedgo.net/why-go/</text:a></text:span><text:span text:style-name="T191"><text:s text:c="25"/>// 15 Reasons I Love Go</text:span></text:p>
              </text:list-item>
              <text:list-item>
                <text:p text:style-name="P60"><text:span text:style-name="T192"><text:a xlink:href="https://github.com/avelino/awesome-go" xlink:type="simple">awesome-go</text:a></text:span><text:span text:style-name="T191"><text:s text:c="36"/>// libraries for everything...</text:span></text:p>
              </text:list-item>
            </text:list>
            <text:p text:style-name="P60"><text:span text:style-name="T192"/></text:p>
            <text:list text:continue-numbering="true" text:style-name="L1">
              <text:list-item>
                <text:p text:style-name="P18"><text:span text:style-name="T149"><text:a xlink:href="https://go.dev/doc/effective_go" xlink:type="simple">go.dev/doc/effective_go</text:a></text:span><text:span text:style-name="T149"><text:s text:c="4"/></text:span><text:span text:style-name="T142"><text:s text:c="9"/></text:span><text:span text:style-name="T191"><text:s text:c="10"/>// "Effecive Go" бесплатная web-книга</text:span></text:p>
              </text:list-item>
              <text:list-item>
                <text:p text:style-name="P60"><text:span text:style-name="T192"><text:a xlink:href="https://gopl.io/" xlink:type="simple">gopl.io</text:a></text:span><text:span text:style-name="T191"><text:s text:c="18"/>// "The Go Programming Language" by A.A.A.Donovan &amp; B.W.Kernighan</text:span></text:p>
              </text:list-item>
            </text:list>
            <text:p text:style-name="P60"><text:span text:style-name="T191"/></text:p>
            <text:list text:continue-numbering="true" text:style-name="L1">
              <text:list-item>
                <text:p text:style-name="P60"><text:span text:style-name="T149"><text:a xlink:href="https://www.w3schools.com/go/index.php" xlink:type="simple">w3schools.com/go/</text:a></text:span><text:span text:style-name="T142"><text:s text:c="16"/></text:span><text:span text:style-name="T191">@ w3schools <text:s/>// Справочник</text:span></text:p>
              </text:list-item>
              <text:list-item>
                <text:p text:style-name="P60"><text:span text:style-name="T14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2"><text:s/></text:span><text:span text:style-name="T191">@ proglib.io // Самоучитель</text:span></text:p>
              </text:list-item>
              <text:list-item>
                <text:p text:style-name="P60"><text:span text:style-name="T149"><text:a xlink:href="https://proglib.io/p/dorozhnaya-karta-go-razrabotchika-v-2023-godu-2023-11-01" xlink:type="simple">Дорожная карта Go-разработчика</text:a></text:span><text:span text:style-name="T142"><text:s text:c="3"/></text:span><text:span text:style-name="T191">@ proglib.io // План изучения</text:span></text:p>
              </text:list-item>
              <text:list-item>
                <text:p text:style-name="P60"><text:span text:style-name="T192"><text:a xlink:href="https://lyceum.yandex.ru/go" xlink:type="simple">lyceum.yandex.ru/go</text:a></text:span><text:span text:style-name="T191"><text:s text:c="27"/>// Яндекс-лицей: Программирование на Go</text:span></text:p>
              </text:list-item>
              <text:list-item>
                <text:p text:style-name="P60"><text:span text:style-name="T192"><text:a xlink:href="https://codelibs.ru/category/go/" xlink:type="simple">Книги по Go</text:a></text:span><text:span text:style-name="T191"><text:s text:c="22"/>@codelibs.ru //</text:span></text:p>
              </text:list-item>
            </text:list>
            <text:p text:style-name="P60"><text:span text:style-name="T191"/></text:p>
            <text:list text:continue-numbering="true" text:style-name="L1">
              <text:list-item>
                <text:p text:style-name="P60"><text:span text:style-name="T192"><text:a xlink:href="https://tinygo.org/" xlink:type="simple">tinygo.org</text:a></text:span><text:span text:style-name="T19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75" draw:text-style-name="P6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Готов ответить на вопросы</text:span></text:p>
          </draw:text-box>
        </draw:frame>
        <draw:frame draw:style-name="gr12" draw:text-style-name="P6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/></text:p>
            <text:p text:style-name="P2"><text:span text:style-name="T19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6" draw:text-style-name="P64" draw:layer="layout" svg:width="6.527cm" svg:height="3.405cm" svg:x="10cm" svg:y="6.834cm">
          <draw:text-box>
            <text:p text:style-name="P2"><text:span text:style-name="T19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Словарик</text:span></text:p>
          </draw:text-box>
        </draw:frame>
        <draw:frame draw:style-name="gr77" draw:text-style-name="P65" draw:layer="layout" svg:width="26.4cm" svg:height="12.473cm" svg:x="0.8cm" svg:y="2.527cm">
          <draw:text-box>
            <text:p text:style-name="P18"><text:span text:style-name="T195">CSP <text:s/>= communicating sequential processes</text:span></text:p>
            <text:p text:style-name="P18"><text:span text:style-name="T195">gopher ~ программист на Go</text:span></text:p>
            <text:p text:style-name="P18"><text:span text:style-name="T19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6T17:07:57.535000000</dc:date>
    <meta:editing-duration>P5DT19H52M44S</meta:editing-duration>
    <meta:editing-cycles>965</meta:editing-cycles>
    <meta:generator>LibreOffice/7.3.2.2$Windows_X86_64 LibreOffice_project/49f2b1bff42cfccbd8f788c8dc32c1c309559be0</meta:generator>
    <meta:document-statistic meta:object-count="422"/>
  </office:meta>
</office:document-meta>
</file>